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Arial3" svg:font-family="Arial" style:font-family-generic="swiss"/>
    <style:font-face style:name="Times New Roman" svg:font-family="'Times New Roman'" style:font-family-generic="roman" style:font-pitch="variable"/>
    <style:font-face style:name="Times New Roman1" svg:font-family="'Times New Roman'" style:font-adornments="Курсив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25.7cm" table:align="margins"/>
    </style:style>
    <style:style style:name="Таблица1.A" style:family="table-column">
      <style:table-column-properties style:column-width="1cm" style:rel-column-width="2550*"/>
    </style:style>
    <style:style style:name="Таблица1.B" style:family="table-column">
      <style:table-column-properties style:column-width="7.565cm" style:rel-column-width="19291*"/>
    </style:style>
    <style:style style:name="Таблица1.C" style:family="table-column">
      <style:table-column-properties style:column-width="6.424cm" style:rel-column-width="16381*"/>
    </style:style>
    <style:style style:name="Таблица1.D" style:family="table-column">
      <style:table-column-properties style:column-width="6.426cm" style:rel-column-width="16385*"/>
    </style:style>
    <style:style style:name="Таблица1.E" style:family="table-column">
      <style:table-column-properties style:column-width="4.286cm" style:rel-column-width="10928*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D1" style:family="table-cell">
      <style:table-cell-properties fo:padding="0.097cm" fo:border="0.002cm solid #000000"/>
    </style:style>
    <style:style style:name="Таблица1.D2" style:family="table-cell">
      <style:table-cell-properties fo:padding="0.097cm" fo:border-left="0.002cm solid #000000" fo:border-right="none" fo:border-top="none" fo:border-bottom="0.002cm solid #000000"/>
    </style:style>
    <style:style style:name="Таблица1.E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2" style:family="table">
      <style:table-properties style:width="25.7cm" table:align="margins"/>
    </style:style>
    <style:style style:name="Таблица2.A" style:family="table-column">
      <style:table-column-properties style:column-width="1.065cm" style:rel-column-width="2716*"/>
    </style:style>
    <style:style style:name="Таблица2.B" style:family="table-column">
      <style:table-column-properties style:column-width="5.937cm" style:rel-column-width="15140*"/>
    </style:style>
    <style:style style:name="Таблица2.C" style:family="table-column">
      <style:table-column-properties style:column-width="10.128cm" style:rel-column-width="25827*"/>
    </style:style>
    <style:style style:name="Таблица2.D" style:family="table-column">
      <style:table-column-properties style:column-width="5.142cm" style:rel-column-width="13111*"/>
    </style:style>
    <style:style style:name="Таблица2.E" style:family="table-column">
      <style:table-column-properties style:column-width="3.427cm" style:rel-column-width="8741*"/>
    </style:style>
    <style:style style:name="Таблица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2.D1" style:family="table-cell">
      <style:table-cell-properties fo:padding="0.097cm" fo:border="0.002cm solid #000000"/>
    </style:style>
    <style:style style:name="Таблица2.2" style:family="table-row">
      <style:table-row-properties style:min-row-height="0.737cm"/>
    </style:style>
    <style:style style:name="Таблица2.D2" style:family="table-cell">
      <style:table-cell-properties fo:padding="0.097cm" fo:border-left="0.002cm solid #000000" fo:border-right="none" fo:border-top="none" fo:border-bottom="0.002cm solid #000000"/>
    </style:style>
    <style:style style:name="Таблица2.E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2.9" style:family="table-row">
      <style:table-row-properties style:min-row-height="0.635cm"/>
    </style:style>
    <style:style style:name="Таблица4" style:family="table">
      <style:table-properties style:width="25.668cm" table:align="right"/>
    </style:style>
    <style:style style:name="Таблица4.A" style:family="table-column">
      <style:table-column-properties style:column-width="1.032cm"/>
    </style:style>
    <style:style style:name="Таблица4.B" style:family="table-column">
      <style:table-column-properties style:column-width="5.937cm"/>
    </style:style>
    <style:style style:name="Таблица4.C" style:family="table-column">
      <style:table-column-properties style:column-width="8.906cm"/>
    </style:style>
    <style:style style:name="Таблица4.D" style:family="table-column">
      <style:table-column-properties style:column-width="9.793cm"/>
    </style:style>
    <style:style style:name="Таблица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4.D1" style:family="table-cell">
      <style:table-cell-properties fo:padding="0.097cm" fo:border="0.002cm solid #000000"/>
    </style:style>
    <style:style style:name="Таблица4.2" style:family="table-row">
      <style:table-row-properties style:min-row-height="0.439cm"/>
    </style:style>
    <style:style style:name="Таблица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4.B2" style:family="table-cell">
      <style:table-cell-properties fo:padding="0.097cm" fo:border-left="0.002cm solid #000000" fo:border-right="none" fo:border-top="none" fo:border-bottom="0.002cm solid #000000"/>
    </style:style>
    <style:style style:name="Таблица4.D3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5" style:family="table">
      <style:table-properties style:width="25.7cm" table:align="margins"/>
    </style:style>
    <style:style style:name="Таблица5.A" style:family="table-column">
      <style:table-column-properties style:column-width="8.567cm" style:rel-column-width="21845*"/>
    </style:style>
    <style:style style:name="Таблица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5.C1" style:family="table-cell">
      <style:table-cell-properties fo:padding="0.097cm" fo:border="0.002cm solid #000000"/>
    </style:style>
    <style:style style:name="Таблица5.A2" style:family="table-cell">
      <style:table-cell-properties fo:padding="0.097cm" fo:border-left="0.002cm solid #000000" fo:border-right="none" fo:border-top="none" fo:border-bottom="0.002cm solid #000000"/>
    </style:style>
    <style:style style:name="Таблица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3" style:family="table">
      <style:table-properties style:width="25.7cm" table:align="margins"/>
    </style:style>
    <style:style style:name="Таблица3.A" style:family="table-column">
      <style:table-column-properties style:column-width="1.004cm" style:rel-column-width="2560*"/>
    </style:style>
    <style:style style:name="Таблица3.B" style:family="table-column">
      <style:table-column-properties style:column-width="5.597cm" style:rel-column-width="14274*"/>
    </style:style>
    <style:style style:name="Таблица3.C" style:family="table-column">
      <style:table-column-properties style:column-width="9.55cm" style:rel-column-width="24351*"/>
    </style:style>
    <style:style style:name="Таблица3.D" style:family="table-column">
      <style:table-column-properties style:column-width="9.55cm" style:rel-column-width="24350*"/>
    </style:style>
    <style:style style:name="Таблица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3.2" style:family="table-row">
      <style:table-row-properties style:min-row-height="0.737cm"/>
    </style:style>
    <style:style style:name="Таблица3.A3" style:family="table-cell">
      <style:table-cell-properties fo:padding="0.097cm" fo:border-left="0.002cm solid #000000" fo:border-right="none" fo:border-top="none" fo:border-bottom="0.002cm solid #000000"/>
    </style:style>
    <style:style style:name="P1" style:family="paragraph" style:parent-style-name="Table_20_Contents">
      <style:text-properties style:font-name="Times New Roman1" fo:font-size="12pt" style:font-size-asian="12pt" style:font-size-complex="12pt"/>
    </style:style>
    <style:style style:name="P2" style:family="paragraph" style:parent-style-name="Table_20_Contents">
      <style:text-properties style:font-name="Times New Roman1" fo:font-size="12pt" fo:language="en" fo:country="US" style:font-size-asian="12pt" style:font-size-complex="12pt"/>
    </style:style>
    <style:style style:name="P3" style:family="paragraph" style:parent-style-name="Table_20_Contents">
      <style:text-properties style:font-name="Times New Roman1" fo:font-size="12pt" fo:language="ru" fo:country="RU" style:font-size-asian="12pt" style:font-size-complex="12pt"/>
    </style:style>
    <style:style style:name="P4" style:family="paragraph" style:parent-style-name="Table_20_Contents">
      <style:text-properties fo:font-variant="normal" fo:text-transform="none" fo:color="#000000" style:text-line-through-style="none" style:font-name="Times New Roman1" fo:font-size="12pt" fo:language="en" fo:country="US" fo:font-style="normal" style:text-underline-style="none" fo:font-weight="normal" style:text-blinking="false" style:font-size-asian="12pt" style:font-size-complex="12pt"/>
    </style:style>
    <style:style style:name="P5" style:family="paragraph" style:parent-style-name="Table_20_Contents">
      <style:text-properties fo:font-variant="normal" fo:text-transform="none" fo:color="#000000" style:text-line-through-style="none" style:font-name="Times New Roman1" fo:font-size="12pt" fo:font-style="normal" style:text-underline-style="none" fo:font-weight="normal" style:text-blinking="false" style:font-size-asian="12pt" style:font-size-complex="12pt"/>
    </style:style>
    <style:style style:name="P6" style:family="paragraph" style:parent-style-name="Table_20_Contents">
      <style:text-properties fo:language="en" fo:country="US"/>
    </style:style>
    <style:style style:name="P7" style:family="paragraph" style:parent-style-name="Table_20_Contents">
      <style:text-properties fo:language="ru" fo:country="RU"/>
    </style:style>
    <style:style style:name="P8" style:family="paragraph" style:parent-style-name="Table_20_Heading">
      <style:text-properties fo:language="ru" fo:country="RU"/>
    </style:style>
    <style:style style:name="P9" style:family="paragraph" style:parent-style-name="Standard">
      <style:text-properties fo:language="en" fo:country="US"/>
    </style:style>
    <style:style style:name="P10" style:family="paragraph" style:parent-style-name="Standard">
      <style:text-properties fo:language="ru" fo:country="RU"/>
    </style:style>
    <style:style style:name="P11" style:family="paragraph" style:parent-style-name="Standard">
      <style:text-properties fo:language="ru" fo:country="RU"/>
    </style:style>
    <style:style style:name="P12" style:family="paragraph" style:parent-style-name="Standard" style:list-style-name="Numbering_20_1">
      <style:text-properties fo:language="ru" fo:country="RU"/>
    </style:style>
    <style:style style:name="P13" style:family="paragraph" style:parent-style-name="Standard" style:list-style-name="Numbering_20_1"/>
    <style:style style:name="P14" style:family="paragraph" style:parent-style-name="Standard">
      <style:text-properties fo:language="en" fo:country="US"/>
    </style:style>
    <style:style style:name="P15" style:family="paragraph" style:parent-style-name="Table_20_Contents" style:list-style-name="Numbering_20_2"/>
    <style:style style:name="P16" style:family="paragraph" style:parent-style-name="Table_20_Contents" style:list-style-name="Numbering_20_2">
      <style:text-properties style:font-name="Times New Roman1" fo:font-size="12pt" style:font-size-asian="12pt" style:font-size-complex="12pt"/>
    </style:style>
    <style:style style:name="P17" style:family="paragraph" style:parent-style-name="Table_20_Contents" style:list-style-name="Numbering_20_2">
      <style:text-properties fo:language="en" fo:country="US"/>
    </style:style>
    <style:style style:name="P18" style:family="paragraph" style:parent-style-name="Table_20_Contents">
      <style:text-properties fo:language="ru" fo:country="RU"/>
    </style:style>
    <style:style style:name="T1" style:family="text">
      <style:text-properties fo:language="ru" fo:country="RU"/>
    </style:style>
    <style:style style:name="T2" style:family="text">
      <style:text-properties fo:language="ru" fo:country="RU"/>
    </style:style>
    <style:style style:name="T3" style:family="text">
      <style:text-properties fo:language="en" fo:country="US"/>
    </style:style>
    <style:style style:name="T4" style:family="text">
      <style:text-properties fo:font-variant="normal" fo:text-transform="none" fo:color="#000000" style:text-line-through-style="none" style:font-name="Arial1" fo:font-size="9.75pt" fo:font-style="normal" style:text-underline-style="none" fo:font-weight="normal" style:text-blinking="false"/>
    </style:style>
    <style:style style:name="T5" style:family="text">
      <style:text-properties fo:font-variant="normal" fo:text-transform="none" fo:color="#000000" style:text-line-through-style="none" fo:language="en" fo:country="US" fo:font-style="normal" style:text-underline-style="none" fo:font-weight="normal" style:text-blinking="false"/>
    </style:style>
    <style:style style:name="T6" style:family="text">
      <style:text-properties fo:font-variant="normal" fo:text-transform="none" fo:color="#000000" style:text-line-through-style="none" fo:font-style="normal" style:text-underline-style="none" fo:font-weight="normal" style:text-blinking="false"/>
    </style:style>
    <style:style style:name="T7" style:family="text">
      <style:text-properties fo:font-variant="normal" fo:text-transform="none" fo:color="#000000" style:text-line-through-style="none" fo:language="ru" fo:country="RU" fo:font-style="normal" style:text-underline-style="none" fo:font-weight="normal" style:text-blinking="false"/>
    </style:style>
    <style:style style:name="T8" style:family="text">
      <style:text-properties style:font-name="Arial1" fo:font-size="9.75pt"/>
    </style:style>
    <style:style style:name="T9" style:family="text">
      <style:text-properties fo:font-size="12pt" fo:language="ru" fo:country="RU" style:font-size-asian="12pt" style:font-size-complex="12pt"/>
    </style:style>
    <style:style style:name="T10" style:family="text">
      <style:text-properties style:font-name="Times New Roman1" fo:font-size="12pt" fo:language="ru" fo:country="RU" style:font-size-asian="12pt" style:font-size-complex="12pt"/>
    </style:style>
    <number:number-style style:name="N0">
      <number:number number:min-integer-digits="1"/>
    </number:number-style>
  </office:automatic-styles>
  <office:body>
    <office:text text:use-soft-page-breaks="true">
      <text:tracked-changes>
        <text:changed-region xml:id="ct160262720" text:id="ct160262720">
          <text:insertion>
            <office:change-info>
              <dc:creator>Alexander Lisovenko</dc:creator>
              <dc:date>2016-01-15T15:53:00</dc:date>
            </office:change-info>
          </text:insertion>
        </text:changed-region>
        <text:changed-region xml:id="ct160262512" text:id="ct160262512">
          <text:insertion>
            <office:change-info>
              <dc:creator>Alexander Lisovenko</dc:creator>
              <dc:date>2016-01-15T16:58:00</dc:date>
            </office:change-info>
          </text:insertion>
        </text:changed-region>
        <text:changed-region xml:id="ct160265320" text:id="ct160265320">
          <text:insertion>
            <office:change-info>
              <dc:creator>Alexander Lisovenko</dc:creator>
              <dc:date>2016-01-15T16:01:00</dc:date>
            </office:change-info>
          </text:insertion>
        </text:changed-region>
        <text:changed-region xml:id="ct160264280" text:id="ct160264280">
          <text:insertion>
            <office:change-info>
              <dc:creator>Alexander Lisovenko</dc:creator>
              <dc:date>2016-01-15T16:56:00</dc:date>
            </office:change-info>
          </text:insertion>
        </text:changed-region>
        <text:changed-region xml:id="ct160262408" text:id="ct160262408">
          <text:insertion>
            <office:change-info>
              <dc:creator>Alexander Lisovenko</dc:creator>
              <dc:date>2016-01-15T16:02:00</dc:date>
            </office:change-info>
          </text:insertion>
        </text:changed-region>
        <text:changed-region xml:id="ct160263864" text:id="ct160263864">
          <text:insertion>
            <office:change-info>
              <dc:creator>Alexander Lisovenko</dc:creator>
              <dc:date>2016-01-15T16:57:00</dc:date>
            </office:change-info>
          </text:insertion>
        </text:changed-region>
        <text:changed-region xml:id="ct160264176" text:id="ct160264176">
          <text:insertion>
            <office:change-info>
              <dc:creator>Alexander Lisovenko</dc:creator>
              <dc:date>2016-01-15T16:02:00</dc:date>
            </office:change-info>
          </text:insertion>
        </text:changed-region>
        <text:changed-region xml:id="ct160263552" text:id="ct160263552">
          <text:insertion>
            <office:change-info>
              <dc:creator>Alexander Lisovenko</dc:creator>
              <dc:date>2016-01-15T16:58:00</dc:date>
            </office:change-info>
          </text:insertion>
        </text:changed-region>
        <text:changed-region xml:id="ct160265528" text:id="ct160265528">
          <text:insertion>
            <office:change-info>
              <dc:creator>Alexander Lisovenko</dc:creator>
              <dc:date>2016-01-15T16:59:00</dc:date>
            </office:change-info>
          </text:insertion>
        </text:changed-region>
        <text:changed-region xml:id="ct160263656" text:id="ct160263656">
          <text:insertion>
            <office:change-info>
              <dc:creator>Alexander Lisovenko</dc:creator>
              <dc:date>2016-01-15T17:00:00</dc:date>
            </office:change-info>
          </text:insertion>
        </text:changed-region>
        <text:changed-region xml:id="ct160262304" text:id="ct160262304">
          <text:insertion>
            <office:change-info>
              <dc:creator>Alexander Lisovenko</dc:creator>
              <dc:date>2016-01-15T17:01:00</dc:date>
            </office:change-info>
          </text:insertion>
        </text:changed-region>
        <text:changed-region xml:id="ct160263760" text:id="ct160263760">
          <text:insertion>
            <office:change-info>
              <dc:creator>Alexander Lisovenko</dc:creator>
              <dc:date>2016-01-15T17:01:00</dc:date>
            </office:change-info>
          </text:insertion>
        </text:changed-region>
        <text:changed-region xml:id="ct160263968" text:id="ct160263968">
          <text:deletion>
            <office:change-info>
              <dc:creator>Alexander Lisovenko</dc:creator>
              <dc:date>2016-01-15T16:02:00</dc:date>
            </office:change-info>
            <text:p text:style-name="Standard"><text:span text:style-name="T1">3</text:span></text:p>
          </text:deletion>
        </text:changed-region>
        <text:changed-region xml:id="ct160264800" text:id="ct160264800">
          <text:insertion>
            <office:change-info>
              <dc:creator>Alexander Lisovenko</dc:creator>
              <dc:date>2016-01-15T17:18:00</dc:date>
            </office:change-info>
          </text:insertion>
        </text:changed-region>
        <text:changed-region xml:id="ct160262616" text:id="ct160262616">
          <text:deletion>
            <office:change-info>
              <dc:creator>Alexander Lisovenko</dc:creator>
              <dc:date>2016-01-15T17:22:00</dc:date>
            </office:change-info>
            <text:p text:style-name="Table_20_Heading">Расшифровка</text:p>
          </text:deletion>
        </text:changed-region>
        <text:changed-region xml:id="ct160262824" text:id="ct160262824">
          <text:insertion>
            <office:change-info>
              <dc:creator>Alexander Lisovenko</dc:creator>
              <dc:date>2016-01-15T17:22:00</dc:date>
            </office:change-info>
          </text:insertion>
        </text:changed-region>
        <text:changed-region xml:id="ct160262928" text:id="ct160262928">
          <text:insertion>
            <office:change-info>
              <dc:creator>Alexander Lisovenko</dc:creator>
              <dc:date>2016-01-15T17:23:00</dc:date>
            </office:change-info>
          </text:insertion>
        </text:changed-region>
        <text:changed-region xml:id="ct160263136" text:id="ct160263136">
          <text:deletion>
            <office:change-info>
              <dc:creator>Alexander Lisovenko</dc:creator>
              <dc:date>2016-01-15T17:25:00</dc:date>
            </office:change-info>
            <text:p text:style-name="Standard"><text:span text:style-name="T1"><text:s/></text:span></text:p>
          </text:deletion>
        </text:changed-region>
        <text:changed-region xml:id="ct160263032" text:id="ct160263032">
          <text:deletion>
            <office:change-info>
              <dc:creator>Alexander Lisovenko</dc:creator>
              <dc:date>2016-01-15T17:23:00</dc:date>
            </office:change-info>
            <text:p text:style-name="Table_20_Heading">Расшифровка</text:p>
          </text:deletion>
        </text:changed-region>
        <text:changed-region xml:id="ct160263448" text:id="ct160263448">
          <text:insertion>
            <office:change-info>
              <dc:creator>Alexander Lisovenko</dc:creator>
              <dc:date>2016-01-15T17:23:00</dc:date>
            </office:change-info>
          </text:insertion>
        </text:changed-region>
        <text:changed-region xml:id="ct160264072" text:id="ct160264072">
          <text:insertion>
            <office:change-info>
              <dc:creator>Alexander Lisovenko</dc:creator>
              <dc:date>2016-01-15T17:27:00</dc:date>
            </office:change-info>
          </text:insertion>
        </text:changed-region>
        <text:changed-region xml:id="ct160264384" text:id="ct160264384">
          <text:insertion>
            <office:change-info>
              <dc:creator>Alexander Lisovenko</dc:creator>
              <dc:date>2016-01-15T17:02:00</dc:date>
            </office:change-info>
          </text:insertion>
        </text:changed-region>
        <text:changed-region xml:id="ct160264488" text:id="ct160264488">
          <text:insertion>
            <office:change-info>
              <dc:creator>Alexander Lisovenko</dc:creator>
              <dc:date>2016-01-15T16:03:00</dc:date>
            </office:change-info>
          </text:insertion>
        </text:changed-region>
        <text:changed-region xml:id="ct160264696" text:id="ct160264696">
          <text:insertion>
            <office:change-info>
              <dc:creator>Alexander Lisovenko</dc:creator>
              <dc:date>2016-01-15T17:04:00</dc:date>
            </office:change-info>
          </text:insertion>
        </text:changed-region>
        <text:changed-region xml:id="ct160264904" text:id="ct160264904">
          <text:insertion>
            <office:change-info>
              <dc:creator>Alexander Lisovenko</dc:creator>
              <dc:date>2016-01-15T17:09:00</dc:date>
            </office:change-info>
          </text:insertion>
        </text:changed-region>
        <text:changed-region xml:id="ct296233464" text:id="ct296233464">
          <text:insertion>
            <office:change-info>
              <dc:creator>Alexander Lisovenko</dc:creator>
              <dc:date>2016-01-15T17:10:00</dc:date>
            </office:change-info>
          </text:insertion>
        </text:changed-region>
        <text:changed-region xml:id="ct296231280" text:id="ct296231280">
          <text:insertion>
            <office:change-info>
              <dc:creator>Alexander Lisovenko</dc:creator>
              <dc:date>2016-01-15T17:09:00</dc:date>
            </office:change-info>
          </text:insertion>
        </text:changed-region>
        <text:changed-region xml:id="ct296233048" text:id="ct296233048">
          <text:insertion>
            <office:change-info>
              <dc:creator>Alexander Lisovenko</dc:creator>
              <dc:date>2016-01-15T17:10:00</dc:date>
            </office:change-info>
          </text:insertion>
        </text:changed-region>
        <text:changed-region xml:id="ct296231384" text:id="ct296231384">
          <text:insertion>
            <office:change-info>
              <dc:creator>Alexander Lisovenko</dc:creator>
              <dc:date>2016-01-15T17:03:00</dc:date>
            </office:change-info>
          </text:insertion>
        </text:changed-region>
        <text:changed-region xml:id="ct296233984" text:id="ct296233984">
          <text:insertion>
            <office:change-info>
              <dc:creator>Alexander Lisovenko</dc:creator>
              <dc:date>2016-01-15T16:03:00</dc:date>
            </office:change-info>
          </text:insertion>
        </text:changed-region>
        <text:changed-region xml:id="ct296232944" text:id="ct296232944">
          <text:insertion>
            <office:change-info>
              <dc:creator>Alexander Lisovenko</dc:creator>
              <dc:date>2016-01-15T17:23:00</dc:date>
            </office:change-info>
          </text:insertion>
        </text:changed-region>
        <text:changed-region xml:id="ct296233360" text:id="ct296233360">
          <text:insertion>
            <office:change-info>
              <dc:creator>Alexander Lisovenko</dc:creator>
              <dc:date>2016-01-15T16:03:00</dc:date>
            </office:change-info>
          </text:insertion>
        </text:changed-region>
        <text:changed-region xml:id="ct296233880" text:id="ct296233880">
          <text:insertion>
            <office:change-info>
              <dc:creator>Alexander Lisovenko</dc:creator>
              <dc:date>2016-01-15T16:03:00</dc:date>
            </office:change-info>
          </text:insertion>
        </text:changed-region>
        <text:changed-region xml:id="ct296231488" text:id="ct296231488">
          <text:insertion>
            <office:change-info>
              <dc:creator>Alexander Lisovenko</dc:creator>
              <dc:date>2016-01-15T16:03:00</dc:date>
            </office:change-info>
          </text:insertion>
        </text:changed-region>
        <text:changed-region xml:id="ct296233152" text:id="ct296233152">
          <text:insertion>
            <office:change-info>
              <dc:creator>Alexander Lisovenko</dc:creator>
              <dc:date>2016-01-15T16:07:00</dc:date>
            </office:change-info>
          </text:insertion>
        </text:changed-region>
        <text:changed-region xml:id="ct296232216" text:id="ct296232216">
          <text:insertion>
            <office:change-info>
              <dc:creator>Alexander Lisovenko</dc:creator>
              <dc:date>2016-01-15T17:06:00</dc:date>
            </office:change-info>
          </text:insertion>
        </text:changed-region>
        <text:changed-region xml:id="ct296232632" text:id="ct296232632">
          <text:insertion>
            <office:change-info>
              <dc:creator>Alexander Lisovenko</dc:creator>
              <dc:date>2016-01-15T17:07:00</dc:date>
            </office:change-info>
          </text:insertion>
        </text:changed-region>
        <text:changed-region xml:id="ct296230968" text:id="ct296230968">
          <text:insertion>
            <office:change-info>
              <dc:creator>Alexander Lisovenko</dc:creator>
              <dc:date>2016-01-15T17:08:00</dc:date>
            </office:change-info>
          </text:insertion>
        </text:changed-region>
        <text:changed-region xml:id="ct296233672" text:id="ct296233672">
          <text:insertion>
            <office:change-info>
              <dc:creator>Alexander Lisovenko</dc:creator>
              <dc:date>2016-01-15T17:13:00</dc:date>
            </office:change-info>
          </text:insertion>
        </text:changed-region>
        <text:changed-region xml:id="ct296233256" text:id="ct296233256">
          <text:insertion>
            <office:change-info>
              <dc:creator>Alexander Lisovenko</dc:creator>
              <dc:date>2016-01-15T17:14:00</dc:date>
            </office:change-info>
          </text:insertion>
        </text:changed-region>
        <text:changed-region xml:id="ct296234088" text:id="ct296234088">
          <text:insertion>
            <office:change-info>
              <dc:creator>Alexander Lisovenko</dc:creator>
              <dc:date>2016-01-15T17:17:00</dc:date>
            </office:change-info>
          </text:insertion>
        </text:changed-region>
        <text:changed-region xml:id="ct296233568" text:id="ct296233568">
          <text:insertion>
            <office:change-info>
              <dc:creator>Alexander Lisovenko</dc:creator>
              <dc:date>2016-01-15T17:15:00</dc:date>
            </office:change-info>
          </text:insertion>
        </text:changed-region>
        <text:changed-region xml:id="ct296233776" text:id="ct296233776">
          <text:insertion>
            <office:change-info>
              <dc:creator>Alexander Lisovenko</dc:creator>
              <dc:date>2016-01-15T17:16:00</dc:date>
            </office:change-info>
          </text:insertion>
        </text:changed-region>
        <text:changed-region xml:id="ct296231592" text:id="ct296231592">
          <text:insertion>
            <office:change-info>
              <dc:creator>Alexander Lisovenko</dc:creator>
              <dc:date>2016-01-15T16:15:00</dc:date>
            </office:change-info>
          </text:insertion>
        </text:changed-region>
        <text:changed-region xml:id="ct296234192" text:id="ct296234192">
          <text:insertion>
            <office:change-info>
              <dc:creator>Alexander Lisovenko</dc:creator>
              <dc:date>2016-01-15T17:09:00</dc:date>
            </office:change-info>
          </text:insertion>
        </text:changed-region>
        <text:changed-region xml:id="ct296232840" text:id="ct296232840">
          <text:insertion>
            <office:change-info>
              <dc:creator>Alexander Lisovenko</dc:creator>
              <dc:date>2016-01-15T17:25:00</dc:date>
            </office:change-info>
          </text:insertion>
        </text:changed-region>
        <text:changed-region xml:id="ct296231696" text:id="ct296231696">
          <text:insertion>
            <office:change-info>
              <dc:creator>Alexander Lisovenko</dc:creator>
              <dc:date>2016-01-15T16:15:00</dc:date>
            </office:change-info>
          </text:insertion>
        </text:changed-region>
        <text:changed-region xml:id="ct296231072" text:id="ct296231072">
          <text:insertion>
            <office:change-info>
              <dc:creator>Alexander Lisovenko</dc:creator>
              <dc:date>2016-01-15T17:09:00</dc:date>
            </office:change-info>
          </text:insertion>
        </text:changed-region>
        <text:changed-region xml:id="ct296231176" text:id="ct296231176">
          <text:insertion>
            <office:change-info>
              <dc:creator>Alexander Lisovenko</dc:creator>
              <dc:date>2016-01-15T17:26:00</dc:date>
            </office:change-info>
          </text:insertion>
        </text:changed-region>
        <text:changed-region xml:id="ct296231800" text:id="ct296231800">
          <text:insertion>
            <office:change-info>
              <dc:creator>Alexander Lisovenko</dc:creator>
              <dc:date>2016-01-15T16:15:00</dc:date>
            </office:change-info>
          </text:insertion>
        </text:changed-region>
        <text:changed-region xml:id="ct296231904" text:id="ct296231904">
          <text:insertion>
            <office:change-info>
              <dc:creator>Alexander Lisovenko</dc:creator>
              <dc:date>2016-01-15T17:09:00</dc:date>
            </office:change-info>
          </text:insertion>
        </text:changed-region>
        <text:changed-region xml:id="ct296232008" text:id="ct296232008">
          <text:insertion>
            <office:change-info>
              <dc:creator>Alexander Lisovenko</dc:creator>
              <dc:date>2016-01-15T17:26:00</dc:date>
            </office:change-info>
          </text:insertion>
        </text:changed-region>
        <text:changed-region xml:id="ct296232112" text:id="ct296232112">
          <text:insertion>
            <office:change-info>
              <dc:creator>Alexander Lisovenko</dc:creator>
              <dc:date>2016-01-15T16:15:00</dc:date>
            </office:change-info>
          </text:insertion>
        </text:changed-region>
        <text:changed-region xml:id="ct296232736" text:id="ct296232736">
          <text:insertion>
            <office:change-info>
              <dc:creator>Alexander Lisovenko</dc:creator>
              <dc:date>2016-01-15T17:09:00</dc:date>
            </office:change-info>
          </text:insertion>
        </text:changed-region>
        <text:changed-region xml:id="ct296232320" text:id="ct296232320">
          <text:insertion>
            <office:change-info>
              <dc:creator>Alexander Lisovenko</dc:creator>
              <dc:date>2016-01-15T17:26:00</dc:date>
            </office:change-info>
          </text:insertion>
        </text:changed-region>
        <text:changed-region xml:id="ct296232424" text:id="ct296232424">
          <text:insertion>
            <office:change-info>
              <dc:creator>Alexander Lisovenko</dc:creator>
              <dc:date>2016-01-15T16:15:00</dc:date>
            </office:change-info>
          </text:insertion>
        </text:changed-region>
        <text:changed-region xml:id="ct296232528" text:id="ct296232528">
          <text:insertion>
            <office:change-info>
              <dc:creator>Alexander Lisovenko</dc:creator>
              <dc:date>2016-01-15T17:09:00</dc:date>
            </office:change-info>
          </text:insertion>
        </text:changed-region>
        <text:changed-region xml:id="ct296234920" text:id="ct296234920">
          <text:insertion>
            <office:change-info>
              <dc:creator>Alexander Lisovenko</dc:creator>
              <dc:date>2016-01-15T17:26:00</dc:date>
            </office:change-info>
          </text:insertion>
        </text:changed-region>
        <text:changed-region xml:id="ct296234608" text:id="ct296234608">
          <text:insertion>
            <office:change-info>
              <dc:creator>Alexander Lisovenko</dc:creator>
              <dc:date>2016-01-15T16:15:00</dc:date>
            </office:change-info>
          </text:insertion>
        </text:changed-region>
        <text:changed-region xml:id="ct296234400" text:id="ct296234400">
          <text:insertion>
            <office:change-info>
              <dc:creator>Alexander Lisovenko</dc:creator>
              <dc:date>2016-01-15T17:09:00</dc:date>
            </office:change-info>
          </text:insertion>
        </text:changed-region>
        <text:changed-region xml:id="ct296234504" text:id="ct296234504">
          <text:insertion>
            <office:change-info>
              <dc:creator>Alexander Lisovenko</dc:creator>
              <dc:date>2016-01-15T17:26:00</dc:date>
            </office:change-info>
          </text:insertion>
        </text:changed-region>
        <text:changed-region xml:id="ct296234712" text:id="ct296234712">
          <text:insertion>
            <office:change-info>
              <dc:creator>Alexander Lisovenko</dc:creator>
              <dc:date>2016-01-15T16:15:00</dc:date>
            </office:change-info>
          </text:insertion>
        </text:changed-region>
        <text:changed-region xml:id="ct296234296" text:id="ct296234296">
          <text:insertion>
            <office:change-info>
              <dc:creator>Alexander Lisovenko</dc:creator>
              <dc:date>2016-01-15T16:16:00</dc:date>
            </office:change-info>
          </text:insertion>
        </text:changed-region>
        <text:changed-region xml:id="ct296234816" text:id="ct296234816">
          <text:insertion>
            <office:change-info>
              <dc:creator>Alexander Lisovenko</dc:creator>
              <dc:date>2016-01-15T17:09:00</dc:date>
            </office:change-info>
          </text:insertion>
        </text:changed-region>
        <text:changed-region xml:id="ct160978640" text:id="ct160978640">
          <text:insertion>
            <office:change-info>
              <dc:creator>Alexander Lisovenko</dc:creator>
              <dc:date>2016-01-15T17:26:00</dc:date>
            </office:change-info>
          </text:insertion>
        </text:changed-region>
        <text:changed-region xml:id="ct160978120" text:id="ct160978120">
          <text:insertion>
            <office:change-info>
              <dc:creator>Alexander Lisovenko</dc:creator>
              <dc:date>2016-01-15T17:27:00</dc:date>
            </office:change-info>
          </text:insertion>
        </text:changed-region>
        <text:changed-region xml:id="ct160979264" text:id="ct160979264">
          <text:insertion>
            <office:change-info>
              <dc:creator>Alexander Lisovenko</dc:creator>
              <dc:date>2016-01-15T17:28:00</dc:date>
            </office:change-info>
          </text:insertion>
        </text:changed-region>
        <text:changed-region xml:id="ct160980720" text:id="ct160980720">
          <text:insertion>
            <office:change-info>
              <dc:creator>Alexander Lisovenko</dc:creator>
              <dc:date>2016-01-15T16:26:00</dc:date>
            </office:change-info>
          </text:insertion>
        </text:changed-region>
        <text:changed-region xml:id="ct160980928" text:id="ct160980928">
          <text:insertion>
            <office:change-info>
              <dc:creator>Alexander Lisovenko</dc:creator>
              <dc:date>2016-01-15T17:02:00</dc:date>
            </office:change-info>
          </text:insertion>
        </text:changed-region>
        <text:changed-region xml:id="ct160979056" text:id="ct160979056">
          <text:deletion>
            <office:change-info>
              <dc:creator>Alexander Lisovenko</dc:creator>
              <dc:date>2016-01-15T16:03:00</dc:date>
            </office:change-info>
            <text:p text:style-name="Standard"><text:span text:style-name="T1">3</text:span></text:p>
          </text:deletion>
        </text:changed-region>
        <text:changed-region xml:id="ct160979368" text:id="ct160979368">
          <text:deletion>
            <office:change-info>
              <dc:creator>Alexander Lisovenko</dc:creator>
              <dc:date>2016-01-15T17:23:00</dc:date>
            </office:change-info>
            <text:p text:style-name="Table_20_Heading">Расшифровка</text:p>
          </text:deletion>
        </text:changed-region>
        <text:changed-region xml:id="ct160980408" text:id="ct160980408">
          <text:insertion>
            <office:change-info>
              <dc:creator>Alexander Lisovenko</dc:creator>
              <dc:date>2016-01-15T17:23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1">Импорт</text:span> данных из каталогов базданных <text:span text:style-name="T3">Lesis </text:span><text:span text:style-name="T1">в БД </text:span><text:span text:style-name="T3">sqlite.</text:span></text:p>
      <text:p text:style-name="P9"/>
      <text:list xml:id="list2734081927864747665" text:style-name="Numbering_20_1">
        <text:list-item>
          <text:p text:style-name="P12">Указанный <text:span text:style-name="T3">shape </text:span>файл, содержащий геометрию выделов импортируется в БД <text:span text:style-name="T3">sqlite </text:span>в отдельную таблицу с именем <text:span text:style-name="T3">videl_plg, </text:span>имя используется и как название слоя.</text:p>
        </text:list-item>
        <text:list-item>
          <text:p text:style-name="P12">Импортируются данные из таксационной повыдельной базы данных.</text:p>
          <text:list>
            <text:list-item>
              <text:p text:style-name="P13"><text:span text:style-name="T1">Импорт общей характеристики выдела из PHL1.DBF. Все поля из БД PHL1.DBF, описаные в таблице 1, добавляются к уже имеющимся полям таблицы <text:s/></text:span><text:span text:style-name="T3">videl_plg </text:span><text:span text:style-name="T1">БД </text:span><text:span text:style-name="T3">sqlite. </text:span><text:span text:style-name="T1">Имена полей сохраняются, но переводятся в нижний регистр.</text:span><text:span text:style-name="T3"> В</text:span><text:span text:style-name="T1">се кодовые значения справочных полей заменяются на соответствующие значения из справочников.</text:span></text:p>
            </text:list-item>
            <text:list-item>
              <text:p text:style-name="P13"><text:span text:style-name="T1">Описание ярусов и пород PHL2.DBF импортируются в отдельную таблицу </text:span><text:span text:style-name="T10">yarpor_attr</text:span><text:span text:style-name="T9">,</text:span><text:span text:style-name="T3"> </text:span><text:span text:style-name="T1">в соответствии с таблицей 2. Имена полей сохраняются, но переводятся в нижний регистр. Все кодовые значения справочных полей заменяются на соответствующие значения из справочников.</text:span><text:change-start text:change-id="ct160262720"/></text:p>
            </text:list-item>
            <text:list-item>
              <text:p text:style-name="P13"><text:span text:style-name="T1">Описание макетов </text:span><text:span text:style-name="T3">PHL3.DBF </text:span><text:change-end text:change-id="ct160262720"/><text:change-start text:change-id="ct160262512"/><text:span text:style-name="T3">импортируется</text:span><text:change-end text:change-id="ct160262512"/><text:change-start text:change-id="ct160265320"/><text:span text:style-name="T1"> в несколько отдельных таблиц </text:span><text:span text:style-name="T3">maket</text:span><text:change-end text:change-id="ct160265320"/><text:change-start text:change-id="ct160264280"/><text:span text:style-name="T3">_X</text:span><text:change-end text:change-id="ct160264280"/><text:change-start text:change-id="ct160262408"/><text:span text:style-name="T3">, </text:span><text:span text:style-name="T1">где </text:span><text:span text:style-name="T3">X </text:span><text:change-end text:change-id="ct160262408"/><text:change-start text:change-id="ct160263864"/><text:span text:style-name="T3">–</text:span><text:change-end text:change-id="ct160263864"/><text:change-start text:change-id="ct160264176"/><text:span text:style-name="T3"> </text:span><text:span text:style-name="T1">идентификатор макета. Структура таблицы </text:span><text:span text:style-name="T3">maket_X п</text:span><text:span text:style-name="T1">риведена в таблице 3.</text:span><text:change-end text:change-id="ct160264176"/><text:change-start text:change-id="ct160263552"/></text:p>
            </text:list-item>
            <text:list-item>
              <text:p text:style-name="P13"><text:change-end text:change-id="ct160263552"/><text:change-start text:change-id="ct160265528"/><text:span text:style-name="T1">Создается таблица псевдонимов </text:span><text:span text:style-name="T3">aliases</text:span><text:change-end text:change-id="ct160265528"/><text:change-start text:change-id="ct160263656"/><text:span text:style-name="T1">, содержащая псевдонимы для всех названий таблиц и полей в БД. </text:span><text:change-end text:change-id="ct160263656"/><text:change-start text:change-id="ct160262304"/><text:span text:style-name="T1">Структура таблицы </text:span><text:span text:style-name="T3">aliases п</text:span><text:span text:style-name="T1">риведена в таблице </text:span><text:span text:style-name="T3">4</text:span><text:span text:style-name="T1">.</text:span><text:change-end text:change-id="ct160262304"/></text:p>
            </text:list-item>
          </text:list>
        </text:list-item>
        <text:list-item>
          <text:p text:style-name="P12">Генерируются новые данные</text:p>
          <text:list>
            <text:list-item>
              <text:p text:style-name="P13"><text:span text:style-name="T1">Создается полигональный слой кварталов </text:span><text:span text:style-name="T3">- kvr_plg</text:span><text:span text:style-name="T1">. Атрибуты нового слоя в таблице </text:span><text:change-start text:change-id="ct160263760"/><text:span text:style-name="T3">5</text:span><text:change-end text:change-id="ct160263760"/><text:change text:change-id="ct160263968"/><text:span text:style-name="T1">. </text:span></text:p>
            </text:list-item>
          </text:list>
        </text:list-item>
      </text:list>
      <text:p text:style-name="P10"><text:change-start text:change-id="ct160264800"/></text:p>
      <text:p text:style-name="P10">Внимание! Все приведенные значения псевдонимов (кроме таблицы <text:span text:style-name="T3">aliases</text:span>) условны. <text:span text:style-name="T3">A</text:span>ктуальные значения псевдонимов будут храниться в таблице <text:span text:style-name="T3">aliases</text:span>, и могут не соответствовать указанным в таблицах.</text:p>
      <text:p text:style-name="P10"><text:change-end text:change-id="ct160264800"/></text:p>
      <text:p text:style-name="P10">Таблица 1. Перечень импортируемых полей из БД <text:s/>PHL1.DBF в таблицу <text:span text:style-name="T3">videl_plg </text:span>БД <text:span text:style-name="T3">sqlite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header-rows>
          <table:table-row>
            <table:table-cell table:style-name="Таблица1.A1" table:number-rows-spanned="2" office:value-type="string">
              <text:p text:style-name="Table_20_Heading"/>
            </table:table-cell>
            <table:table-cell table:style-name="Таблица1.A1" table:number-rows-spanned="2" office:value-type="string">
              <text:p text:style-name="Table_20_Heading">Атрибут</text:p>
            </table:table-cell>
            <table:table-cell table:style-name="Таблица1.A1" table:number-rows-spanned="2" office:value-type="string">
              <text:p text:style-name="Table_20_Heading"><text:change text:change-id="ct160262616"/><text:change-start text:change-id="ct160262824"/>Псев<text:change-end text:change-id="ct160262824"/><text:change-start text:change-id="ct160262928"/>доним<text:change-end text:change-id="ct160262928"/></text:p>
            </table:table-cell>
            <table:table-cell table:style-name="Таблица1.D1" table:number-columns-spanned="2" office:value-type="string">
              <text:p text:style-name="P8">Значение из справочника (если атрибут справочный)</text:p>
            </table:table-cell>
            <table:covered-table-cell/>
          </table:table-row>
          <table:table-row>
            <table:covered-table-cell/>
            <table:covered-table-cell/>
            <table:covered-table-cell/>
            <table:table-cell table:style-name="Таблица1.D2" office:value-type="string">
              <text:p text:style-name="Table_20_Contents">Имя справочника</text:p>
            </table:table-cell>
            <table:table-cell table:style-name="Таблица1.E2" office:value-type="string">
              <text:p text:style-name="Table_20_Contents">Атрибут</text:p>
            </table:table-cell>
          </table:table-row>
        </table:table-header-rows>
        <table:table-row>
          <table:table-cell table:style-name="Таблица1.D2" office:value-type="string">
            <text:list xml:id="list1114258997503223109" text:style-name="Numbering_20_2">
              <text:list-item>
                <text:p text:style-name="P16"/>
              </text:list-item>
            </text:list>
          </table:table-cell>
          <table:table-cell table:style-name="Таблица1.D2" office:value-type="string">
            <text:p text:style-name="P1">NNN</text:p>
          </table:table-cell>
          <table:table-cell table:style-name="Таблица1.D2" office:value-type="string">
            <text:p text:style-name="P1">Индекс выдела</text:p>
          </table:table-cell>
          <table:table-cell table:style-name="Таблица1.D2" office:value-type="string">
            <text:p text:style-name="P1"/>
          </table:table-cell>
          <table:table-cell table:style-name="Таблица1.E2" office:value-type="string">
            <text:p text:style-name="P1"/>
          </table:table-cell>
        </table:table-row>
        <table:table-row>
          <table:table-cell table:style-name="Таблица1.D2" office:value-type="string">
            <text:list xml:id="list38311414" text:continue-numbering="true" text:style-name="Numbering_20_2">
              <text:list-item>
                <text:p text:style-name="P16"/>
              </text:list-item>
            </text:list>
          </table:table-cell>
          <table:table-cell table:style-name="Таблица1.D2" office:value-type="string">
            <text:p text:style-name="P1"><text:span text:style-name="T5">NOMKVR</text:span> </text:p>
          </table:table-cell>
          <table:table-cell table:style-name="Таблица1.D2" office:value-type="string">
            <text:p text:style-name="P1"><text:span text:style-name="T1">Н</text:span>омер квартала</text:p>
          </table:table-cell>
          <table:table-cell table:style-name="Таблица1.D2" office:value-type="string">
            <text:p text:style-name="P1"/>
          </table:table-cell>
          <table:table-cell table:style-name="Таблица1.E2" office:value-type="string">
            <text:p text:style-name="P1"/>
          </table:table-cell>
        </table:table-row>
        <table:table-row>
          <table:table-cell table:style-name="Таблица1.D2" office:value-type="string">
            <text:list xml:id="list38305309" text:continue-numbering="true" text:style-name="Numbering_20_2">
              <text:list-item>
                <text:p text:style-name="P16"/>
              </text:list-item>
            </text:list>
          </table:table-cell>
          <table:table-cell table:style-name="Таблица1.D2" office:value-type="string">
            <text:p text:style-name="P4">NOMVYD</text:p>
          </table:table-cell>
          <table:table-cell table:style-name="Таблица1.D2" office:value-type="string">
            <text:p text:style-name="P4">Номер выдела</text:p>
          </table:table-cell>
          <table:table-cell table:style-name="Таблица1.D2" office:value-type="string">
            <text:p text:style-name="P4"/>
          </table:table-cell>
          <table:table-cell table:style-name="Таблица1.E2" office:value-type="string">
            <text:p text:style-name="P4"/>
          </table:table-cell>
        </table:table-row>
        <table:table-row>
          <table:table-cell table:style-name="Таблица1.D2" office:value-type="string">
            <text:list xml:id="list38299689" text:continue-numbering="true" text:style-name="Numbering_20_2">
              <text:list-item>
                <text:p text:style-name="P16"/>
              </text:list-item>
            </text:list>
          </table:table-cell>
          <table:table-cell table:style-name="Таблица1.D2" office:value-type="string">
            <text:p text:style-name="P4">KATZAS</text:p>
          </table:table-cell>
          <table:table-cell table:style-name="Таблица1.D2" office:value-type="string">
            <text:p text:style-name="P4">Категория защитных лесов</text:p>
          </table:table-cell>
          <table:table-cell table:style-name="Таблица1.D2" office:value-type="string">
            <text:p text:style-name="P4">KatZasch.DBF</text:p>
          </table:table-cell>
          <table:table-cell table:style-name="Таблица1.E2" office:value-type="string">
            <text:p text:style-name="P4">TX</text:p>
          </table:table-cell>
        </table:table-row>
        <table:table-row>
          <table:table-cell table:style-name="Таблица1.D2" office:value-type="string">
            <text:list xml:id="list38324796" text:continue-numbering="true" text:style-name="Numbering_20_2">
              <text:list-item>
                <text:p text:style-name="P16"/>
              </text:list-item>
            </text:list>
          </table:table-cell>
          <table:table-cell table:style-name="Таблица1.D2" office:value-type="string">
            <text:p text:style-name="P4">ADMRAN</text:p>
          </table:table-cell>
          <table:table-cell table:style-name="Таблица1.D2" office:value-type="string">
            <text:p text:style-name="P4">Административный район</text:p>
          </table:table-cell>
          <table:table-cell table:style-name="Таблица1.D2" office:value-type="string">
            <text:p text:style-name="P4">AdmRan.DBF</text:p>
          </table:table-cell>
          <table:table-cell table:style-name="Таблица1.E2" office:value-type="string">
            <text:p text:style-name="P4">TX</text:p>
          </table:table-cell>
        </table:table-row>
        <table:table-row>
          <table:table-cell table:style-name="Таблица1.D2" office:value-type="string">
            <text:list xml:id="list38300752" text:continue-numbering="true" text:style-name="Numbering_20_2">
              <text:list-item>
                <text:p text:style-name="P16"/>
              </text:list-item>
            </text:list>
          </table:table-cell>
          <table:table-cell table:style-name="Таблица1.D2" office:value-type="string">
            <text:p text:style-name="P4">LESBAZ</text:p>
          </table:table-cell>
          <table:table-cell table:style-name="Таблица1.D2" office:value-type="string">
            <text:p text:style-name="P4">Лесосырьевая база</text:p>
          </table:table-cell>
          <table:table-cell table:style-name="Таблица1.D2" office:value-type="string">
            <text:p text:style-name="P4">LesBaz.DBF</text:p>
          </table:table-cell>
          <table:table-cell table:style-name="Таблица1.E2" office:value-type="string">
            <text:p text:style-name="P4">TX</text:p>
          </table:table-cell>
        </table:table-row>
        <table:table-row>
          <table:table-cell table:style-name="Таблица1.D2" office:value-type="string">
            <text:list xml:id="list38302294" text:continue-numbering="true" text:style-name="Numbering_20_2">
              <text:list-item>
                <text:p text:style-name="P16"/>
              </text:list-item>
            </text:list>
          </table:table-cell>
          <table:table-cell table:style-name="Таблица1.D2" office:value-type="string">
            <text:p text:style-name="P4">REL</text:p>
          </table:table-cell>
          <table:table-cell table:style-name="Таблица1.D2" office:value-type="string">
            <text:p text:style-name="P4">Рельеф</text:p>
          </table:table-cell>
          <table:table-cell table:style-name="Таблица1.D2" office:value-type="string">
            <text:p text:style-name="P4">relef.DBF</text:p>
          </table:table-cell>
          <table:table-cell table:style-name="Таблица1.E2" office:value-type="string">
            <text:p text:style-name="P4">TX</text:p>
          </table:table-cell>
        </table:table-row>
        <text:soft-page-break/>
        <table:table-row>
          <table:table-cell table:style-name="Таблица1.D2" office:value-type="string">
            <text:list xml:id="list38308851" text:continue-numbering="true" text:style-name="Numbering_20_2">
              <text:list-item>
                <text:p text:style-name="P16"/>
              </text:list-item>
            </text:list>
          </table:table-cell>
          <table:table-cell table:style-name="Таблица1.D2" office:value-type="string">
            <text:p text:style-name="P4">FUNZON</text:p>
          </table:table-cell>
          <table:table-cell table:style-name="Таблица1.D2" office:value-type="string">
            <text:p text:style-name="P4">Функциональная зона</text:p>
          </table:table-cell>
          <table:table-cell table:style-name="Таблица1.D2" office:value-type="string">
            <text:p text:style-name="P4">FunkZon.DBF</text:p>
          </table:table-cell>
          <table:table-cell table:style-name="Таблица1.E2" office:value-type="string">
            <text:p text:style-name="P4">TX </text:p>
          </table:table-cell>
        </table:table-row>
        <table:table-row>
          <table:table-cell table:style-name="Таблица1.D2" office:value-type="string">
            <text:list xml:id="list38316747" text:continue-numbering="true" text:style-name="Numbering_20_2">
              <text:list-item>
                <text:p text:style-name="P16"/>
              </text:list-item>
            </text:list>
          </table:table-cell>
          <table:table-cell table:style-name="Таблица1.D2" office:value-type="string">
            <text:p text:style-name="P1">GODAKT</text:p>
          </table:table-cell>
          <table:table-cell table:style-name="Таблица1.D2" office:value-type="string">
            <text:p text:style-name="P1">Год актуализации лесоустройства</text:p>
          </table:table-cell>
          <table:table-cell table:style-name="Таблица1.D2" office:value-type="string">
            <text:p text:style-name="P1"/>
          </table:table-cell>
          <table:table-cell table:style-name="Таблица1.E2" office:value-type="string">
            <text:p text:style-name="P1"/>
          </table:table-cell>
        </table:table-row>
        <table:table-row>
          <table:table-cell table:style-name="Таблица1.D2" office:value-type="string">
            <text:list xml:id="list38305583" text:continue-numbering="true" text:style-name="Numbering_20_2">
              <text:list-item>
                <text:p text:style-name="P16"/>
              </text:list-item>
            </text:list>
          </table:table-cell>
          <table:table-cell table:style-name="Таблица1.D2" office:value-type="string">
            <text:p text:style-name="P1">PRD</text:p>
          </table:table-cell>
          <table:table-cell table:style-name="Таблица1.D2" office:value-type="string">
            <text:p text:style-name="P1">Лесоустроительное предприятие</text:p>
          </table:table-cell>
          <table:table-cell table:style-name="Таблица1.D2" office:value-type="string">
            <text:p text:style-name="P1"/>
          </table:table-cell>
          <table:table-cell table:style-name="Таблица1.E2" office:value-type="string">
            <text:p text:style-name="P1"/>
          </table:table-cell>
        </table:table-row>
        <table:table-row>
          <table:table-cell table:style-name="Таблица1.D2" office:value-type="string">
            <text:list xml:id="list38294385" text:continue-numbering="true" text:style-name="Numbering_20_2">
              <text:list-item>
                <text:p text:style-name="P16"/>
              </text:list-item>
            </text:list>
          </table:table-cell>
          <table:table-cell table:style-name="Таблица1.D2" office:value-type="string">
            <text:p text:style-name="P1">PLSVYD</text:p>
          </table:table-cell>
          <table:table-cell table:style-name="Таблица1.D2" office:value-type="string">
            <text:p text:style-name="P1"><text:span text:style-name="T7">П</text:span><text:span text:style-name="T6">лощадь выдела учетная</text:span></text:p>
          </table:table-cell>
          <table:table-cell table:style-name="Таблица1.D2" office:value-type="string">
            <text:p text:style-name="P1"/>
          </table:table-cell>
          <table:table-cell table:style-name="Таблица1.E2" office:value-type="string">
            <text:p text:style-name="P1"/>
          </table:table-cell>
        </table:table-row>
        <table:table-row>
          <table:table-cell table:style-name="Таблица1.D2" office:value-type="string">
            <text:list xml:id="list38303184" text:continue-numbering="true" text:style-name="Numbering_20_2">
              <text:list-item>
                <text:p text:style-name="P16"/>
              </text:list-item>
            </text:list>
          </table:table-cell>
          <table:table-cell table:style-name="Таблица1.D2" office:value-type="string">
            <text:p text:style-name="P1">KATZEM</text:p>
          </table:table-cell>
          <table:table-cell table:style-name="Таблица1.D2" office:value-type="string">
            <text:p text:style-name="P1">Категория земель</text:p>
          </table:table-cell>
          <table:table-cell table:style-name="Таблица1.D2" office:value-type="string">
            <text:p text:style-name="P1">KatZem.DBF</text:p>
          </table:table-cell>
          <table:table-cell table:style-name="Таблица1.E2" office:value-type="string">
            <text:p text:style-name="P2">TX</text:p>
          </table:table-cell>
        </table:table-row>
        <table:table-row>
          <table:table-cell table:style-name="Таблица1.D2" office:value-type="string">
            <text:list xml:id="list38319859" text:continue-numbering="true" text:style-name="Numbering_20_2">
              <text:list-item>
                <text:p text:style-name="P16"/>
              </text:list-item>
            </text:list>
          </table:table-cell>
          <table:table-cell table:style-name="Таблица1.D2" office:value-type="string">
            <text:p text:style-name="P1">HOZKAT</text:p>
          </table:table-cell>
          <table:table-cell table:style-name="Таблица1.D2" office:value-type="string">
            <text:p text:style-name="P1">Хозяйственная категория</text:p>
          </table:table-cell>
          <table:table-cell table:style-name="Таблица1.D2" office:value-type="string">
            <text:p text:style-name="P1">HozKat.DBF</text:p>
          </table:table-cell>
          <table:table-cell table:style-name="Таблица1.E2" office:value-type="string">
            <text:p text:style-name="P2">TX</text:p>
          </table:table-cell>
        </table:table-row>
        <table:table-row>
          <table:table-cell table:style-name="Таблица1.D2" office:value-type="string">
            <text:list xml:id="list38316478" text:continue-numbering="true" text:style-name="Numbering_20_2">
              <text:list-item>
                <text:p text:style-name="P16"/>
              </text:list-item>
            </text:list>
          </table:table-cell>
          <table:table-cell table:style-name="Таблица1.D2" office:value-type="string">
            <text:p text:style-name="P1">OZU</text:p>
          </table:table-cell>
          <table:table-cell table:style-name="Таблица1.D2" office:value-type="string">
            <text:p text:style-name="P5">ОЗУЛ</text:p>
          </table:table-cell>
          <table:table-cell table:style-name="Таблица1.D2" office:value-type="string">
            <text:p text:style-name="P5">OZU.DBF</text:p>
          </table:table-cell>
          <table:table-cell table:style-name="Таблица1.E2" office:value-type="string">
            <text:p text:style-name="P2">TX</text:p>
          </table:table-cell>
        </table:table-row>
        <table:table-row>
          <table:table-cell table:style-name="Таблица1.D2" office:value-type="string">
            <text:list xml:id="list38298102" text:continue-numbering="true" text:style-name="Numbering_20_2">
              <text:list-item>
                <text:p text:style-name="P16"/>
              </text:list-item>
            </text:list>
          </table:table-cell>
          <table:table-cell table:style-name="Таблица1.D2" office:value-type="string">
            <text:p text:style-name="P1">EKS</text:p>
          </table:table-cell>
          <table:table-cell table:style-name="Таблица1.D2" office:value-type="string">
            <text:p text:style-name="P1">Экспозиция склона</text:p>
          </table:table-cell>
          <table:table-cell table:style-name="Таблица1.D2" office:value-type="string">
            <text:p text:style-name="P1">Ekspoz.dbf</text:p>
          </table:table-cell>
          <table:table-cell table:style-name="Таблица1.E2" office:value-type="string">
            <text:p text:style-name="P2">TX</text:p>
          </table:table-cell>
        </table:table-row>
        <table:table-row>
          <table:table-cell table:style-name="Таблица1.D2" office:value-type="string">
            <text:list xml:id="list38317560" text:continue-numbering="true" text:style-name="Numbering_20_2">
              <text:list-item>
                <text:p text:style-name="P16"/>
              </text:list-item>
            </text:list>
          </table:table-cell>
          <table:table-cell table:style-name="Таблица1.D2" office:value-type="string">
            <text:p text:style-name="P1">KRTSKL</text:p>
          </table:table-cell>
          <table:table-cell table:style-name="Таблица1.D2" office:value-type="string">
            <text:p text:style-name="P1">Крутизна склона</text:p>
          </table:table-cell>
          <table:table-cell table:style-name="Таблица1.D2" office:value-type="string">
            <text:p text:style-name="P1"/>
          </table:table-cell>
          <table:table-cell table:style-name="Таблица1.E2" office:value-type="string">
            <text:p text:style-name="P1"/>
          </table:table-cell>
        </table:table-row>
        <table:table-row>
          <table:table-cell table:style-name="Таблица1.D2" office:value-type="string">
            <text:list xml:id="list38320288" text:continue-numbering="true" text:style-name="Numbering_20_2">
              <text:list-item>
                <text:p text:style-name="P16"/>
              </text:list-item>
            </text:list>
          </table:table-cell>
          <table:table-cell table:style-name="Таблица1.D2" office:value-type="string">
            <text:p text:style-name="P1">VUM</text:p>
          </table:table-cell>
          <table:table-cell table:style-name="Таблица1.D2" office:value-type="string">
            <text:p text:style-name="P1">Высота над уровнем моря </text:p>
          </table:table-cell>
          <table:table-cell table:style-name="Таблица1.D2" office:value-type="string">
            <text:p text:style-name="P1"/>
          </table:table-cell>
          <table:table-cell table:style-name="Таблица1.E2" office:value-type="string">
            <text:p text:style-name="P1"/>
          </table:table-cell>
        </table:table-row>
        <table:table-row>
          <table:table-cell table:style-name="Таблица1.D2" office:value-type="string">
            <text:list xml:id="list38315663" text:continue-numbering="true" text:style-name="Numbering_20_2">
              <text:list-item>
                <text:p text:style-name="P16"/>
              </text:list-item>
            </text:list>
          </table:table-cell>
          <table:table-cell table:style-name="Таблица1.D2" office:value-type="string">
            <text:p text:style-name="P1">ERZSKL</text:p>
          </table:table-cell>
          <table:table-cell table:style-name="Таблица1.D2" office:value-type="string">
            <text:p text:style-name="P5">Эрозия склона</text:p>
          </table:table-cell>
          <table:table-cell table:style-name="Таблица1.D2" office:value-type="string">
            <text:p text:style-name="P1"><text:span text:style-name="T8">ErzSkl.dbf</text:span> </text:p>
          </table:table-cell>
          <table:table-cell table:style-name="Таблица1.E2" office:value-type="string">
            <text:p text:style-name="P2">TX</text:p>
          </table:table-cell>
        </table:table-row>
        <table:table-row>
          <table:table-cell table:style-name="Таблица1.D2" office:value-type="string">
            <text:list xml:id="list38298942" text:continue-numbering="true" text:style-name="Numbering_20_2">
              <text:list-item>
                <text:p text:style-name="P16"/>
              </text:list-item>
            </text:list>
          </table:table-cell>
          <table:table-cell table:style-name="Таблица1.D2" office:value-type="string">
            <text:p text:style-name="P1">STPERZ</text:p>
          </table:table-cell>
          <table:table-cell table:style-name="Таблица1.D2" office:value-type="string">
            <text:p text:style-name="P5">Степень эрозии</text:p>
          </table:table-cell>
          <table:table-cell table:style-name="Таблица1.D2" office:value-type="string">
            <text:p text:style-name="P1"><text:span text:style-name="T4">StpErz.dbf</text:span> </text:p>
          </table:table-cell>
          <table:table-cell table:style-name="Таблица1.E2" office:value-type="string">
            <text:p text:style-name="P1"/>
          </table:table-cell>
        </table:table-row>
        <table:table-row>
          <table:table-cell table:style-name="Таблица1.D2" office:value-type="string">
            <text:list xml:id="list38320434" text:continue-numbering="true" text:style-name="Numbering_20_2">
              <text:list-item>
                <text:p text:style-name="P16"/>
              </text:list-item>
            </text:list>
          </table:table-cell>
          <table:table-cell table:style-name="Таблица1.D2" office:value-type="string">
            <text:p text:style-name="P1">HOZMER1</text:p>
          </table:table-cell>
          <table:table-cell table:style-name="Таблица1.D2" office:value-type="string">
            <text:p text:style-name="P1">Хозяйственное мероприятие 1</text:p>
          </table:table-cell>
          <table:table-cell table:style-name="Таблица1.D2" office:value-type="string">
            <text:p text:style-name="P1">HozMer.DBF </text:p>
          </table:table-cell>
          <table:table-cell table:style-name="Таблица1.E2" office:value-type="string">
            <text:p text:style-name="P2">TX</text:p>
          </table:table-cell>
        </table:table-row>
        <table:table-row>
          <table:table-cell table:style-name="Таблица1.D2" office:value-type="string">
            <text:list xml:id="list38293774" text:continue-numbering="true" text:style-name="Numbering_20_2">
              <text:list-item>
                <text:p text:style-name="P16"/>
              </text:list-item>
            </text:list>
          </table:table-cell>
          <table:table-cell table:style-name="Таблица1.D2" office:value-type="string">
            <text:p text:style-name="P1">PRCVYR1 </text:p>
          </table:table-cell>
          <table:table-cell table:style-name="Таблица1.D2" office:value-type="string">
            <text:p text:style-name="P1">Процент вырубки</text:p>
          </table:table-cell>
          <table:table-cell table:style-name="Таблица1.D2" office:value-type="string">
            <text:p text:style-name="P1"/>
          </table:table-cell>
          <table:table-cell table:style-name="Таблица1.E2" office:value-type="string">
            <text:p text:style-name="P1"/>
          </table:table-cell>
        </table:table-row>
        <table:table-row>
          <table:table-cell table:style-name="Таблица1.D2" office:value-type="string">
            <text:list xml:id="list38323009" text:continue-numbering="true" text:style-name="Numbering_20_2">
              <text:list-item>
                <text:p text:style-name="P16"/>
              </text:list-item>
            </text:list>
          </table:table-cell>
          <table:table-cell table:style-name="Таблица1.D2" office:value-type="string">
            <text:p text:style-name="P1">NOMRTK1</text:p>
          </table:table-cell>
          <table:table-cell table:style-name="Таблица1.D2" office:value-type="string">
            <text:p text:style-name="P1">Номер РТК 1</text:p>
          </table:table-cell>
          <table:table-cell table:style-name="Таблица1.D2" office:value-type="string">
            <text:p text:style-name="P1"/>
          </table:table-cell>
          <table:table-cell table:style-name="Таблица1.E2" office:value-type="string">
            <text:p text:style-name="P1"/>
          </table:table-cell>
        </table:table-row>
        <table:table-row>
          <table:table-cell table:style-name="Таблица1.D2" office:value-type="string">
            <text:list xml:id="list38314116" text:continue-numbering="true" text:style-name="Numbering_20_2">
              <text:list-item>
                <text:p text:style-name="P16"/>
              </text:list-item>
            </text:list>
          </table:table-cell>
          <table:table-cell table:style-name="Таблица1.D2" office:value-type="string">
            <text:p text:style-name="P1">HOZMER2</text:p>
          </table:table-cell>
          <table:table-cell table:style-name="Таблица1.D2" office:value-type="string">
            <text:p text:style-name="P1">Хозяйственное мероприятие 2</text:p>
          </table:table-cell>
          <table:table-cell table:style-name="Таблица1.D2" office:value-type="string">
            <text:p text:style-name="P1">HozMer.DBF </text:p>
          </table:table-cell>
          <table:table-cell table:style-name="Таблица1.E2" office:value-type="string">
            <text:p text:style-name="P2">TX</text:p>
          </table:table-cell>
        </table:table-row>
        <table:table-row>
          <table:table-cell table:style-name="Таблица1.D2" office:value-type="string">
            <text:list xml:id="list38308247" text:continue-numbering="true" text:style-name="Numbering_20_2">
              <text:list-item>
                <text:p text:style-name="P16"/>
              </text:list-item>
            </text:list>
          </table:table-cell>
          <table:table-cell table:style-name="Таблица1.D2" office:value-type="string">
            <text:p text:style-name="P1">NOMRTK2</text:p>
          </table:table-cell>
          <table:table-cell table:style-name="Таблица1.D2" office:value-type="string">
            <text:p text:style-name="P1">Номер РТК 2</text:p>
          </table:table-cell>
          <table:table-cell table:style-name="Таблица1.D2" office:value-type="string">
            <text:p text:style-name="P1"/>
          </table:table-cell>
          <table:table-cell table:style-name="Таблица1.E2" office:value-type="string">
            <text:p text:style-name="P1"/>
          </table:table-cell>
        </table:table-row>
        <table:table-row>
          <table:table-cell table:style-name="Таблица1.D2" office:value-type="string">
            <text:list xml:id="list38319743" text:continue-numbering="true" text:style-name="Numbering_20_2">
              <text:list-item>
                <text:p text:style-name="P16"/>
              </text:list-item>
            </text:list>
          </table:table-cell>
          <table:table-cell table:style-name="Таблица1.D2" office:value-type="string">
            <text:p text:style-name="P1">HOZMER3</text:p>
          </table:table-cell>
          <table:table-cell table:style-name="Таблица1.D2" office:value-type="string">
            <text:p text:style-name="P1">Хозяйственное мероприятие 3</text:p>
          </table:table-cell>
          <table:table-cell table:style-name="Таблица1.D2" office:value-type="string">
            <text:p text:style-name="P1">HozMer.DBF </text:p>
          </table:table-cell>
          <table:table-cell table:style-name="Таблица1.E2" office:value-type="string">
            <text:p text:style-name="P2">TX</text:p>
          </table:table-cell>
        </table:table-row>
        <table:table-row>
          <table:table-cell table:style-name="Таблица1.D2" office:value-type="string">
            <text:list xml:id="list38303579" text:continue-numbering="true" text:style-name="Numbering_20_2">
              <text:list-item>
                <text:p text:style-name="P16"/>
              </text:list-item>
            </text:list>
          </table:table-cell>
          <table:table-cell table:style-name="Таблица1.D2" office:value-type="string">
            <text:p text:style-name="P1">NOMRTK3</text:p>
          </table:table-cell>
          <table:table-cell table:style-name="Таблица1.D2" office:value-type="string">
            <text:p text:style-name="P1">Номер РТК 3</text:p>
          </table:table-cell>
          <table:table-cell table:style-name="Таблица1.D2" office:value-type="string">
            <text:p text:style-name="P1"/>
          </table:table-cell>
          <table:table-cell table:style-name="Таблица1.E2" office:value-type="string">
            <text:p text:style-name="P1"/>
          </table:table-cell>
        </table:table-row>
        <table:table-row>
          <table:table-cell table:style-name="Таблица1.D2" office:value-type="string">
            <text:list xml:id="list38313535" text:continue-numbering="true" text:style-name="Numbering_20_2">
              <text:list-item>
                <text:p text:style-name="P16"/>
              </text:list-item>
            </text:list>
          </table:table-cell>
          <table:table-cell table:style-name="Таблица1.D2" office:value-type="string">
            <text:p text:style-name="P1">CELPOR</text:p>
          </table:table-cell>
          <table:table-cell table:style-name="Таблица1.D2" office:value-type="string">
            <text:p text:style-name="P1">Целевая порода</text:p>
          </table:table-cell>
          <table:table-cell table:style-name="Таблица1.D2" office:value-type="string">
            <text:p text:style-name="P1">Porody.DBF </text:p>
          </table:table-cell>
          <table:table-cell table:style-name="Таблица1.E2" office:value-type="string">
            <text:p text:style-name="P2">TX</text:p>
          </table:table-cell>
        </table:table-row>
        <table:table-row>
          <table:table-cell table:style-name="Таблица1.D2" office:value-type="string">
            <text:list xml:id="list38300824" text:continue-numbering="true" text:style-name="Numbering_20_2">
              <text:list-item>
                <text:p text:style-name="P16"/>
              </text:list-item>
            </text:list>
          </table:table-cell>
          <table:table-cell table:style-name="Таблица1.D2" office:value-type="string">
            <text:p text:style-name="P1">PRBPOR</text:p>
          </table:table-cell>
          <table:table-cell table:style-name="Таблица1.D2" office:value-type="string">
            <text:p text:style-name="P1">Преобладающая порода </text:p>
          </table:table-cell>
          <table:table-cell table:style-name="Таблица1.D2" office:value-type="string">
            <text:p text:style-name="P1">Porody.DBF </text:p>
          </table:table-cell>
          <table:table-cell table:style-name="Таблица1.E2" office:value-type="string">
            <text:p text:style-name="P2">TX</text:p>
          </table:table-cell>
        </table:table-row>
        <table:table-row>
          <table:table-cell table:style-name="Таблица1.D2" office:value-type="string">
            <text:list xml:id="list38304303" text:continue-numbering="true" text:style-name="Numbering_20_2">
              <text:list-item>
                <text:p text:style-name="P16"/>
              </text:list-item>
            </text:list>
          </table:table-cell>
          <table:table-cell table:style-name="Таблица1.D2" office:value-type="string">
            <text:p text:style-name="P1">BON</text:p>
          </table:table-cell>
          <table:table-cell table:style-name="Таблица1.D2" office:value-type="string">
            <text:p text:style-name="P5">Бонитет</text:p>
          </table:table-cell>
          <table:table-cell table:style-name="Таблица1.D2" office:value-type="string">
            <text:p text:style-name="P1">Bonitet.dbf </text:p>
          </table:table-cell>
          <table:table-cell table:style-name="Таблица1.E2" office:value-type="string">
            <text:p text:style-name="P2">TX</text:p>
          </table:table-cell>
        </table:table-row>
        <text:soft-page-break/>
        <table:table-row>
          <table:table-cell table:style-name="Таблица1.D2" office:value-type="string">
            <text:list xml:id="list38298232" text:continue-numbering="true" text:style-name="Numbering_20_2">
              <text:list-item>
                <text:p text:style-name="P16"/>
              </text:list-item>
            </text:list>
          </table:table-cell>
          <table:table-cell table:style-name="Таблица1.D2" office:value-type="string">
            <text:p text:style-name="P1">TIPLES</text:p>
          </table:table-cell>
          <table:table-cell table:style-name="Таблица1.D2" office:value-type="string">
            <text:p text:style-name="P1">Тип леса </text:p>
          </table:table-cell>
          <table:table-cell table:style-name="Таблица1.D2" office:value-type="string">
            <text:p text:style-name="P1">TipLesa.DBF</text:p>
          </table:table-cell>
          <table:table-cell table:style-name="Таблица1.E2" office:value-type="string">
            <text:p text:style-name="P2">TX</text:p>
          </table:table-cell>
        </table:table-row>
        <table:table-row>
          <table:table-cell table:style-name="Таблица1.D2" office:value-type="string">
            <text:list xml:id="list38323631" text:continue-numbering="true" text:style-name="Numbering_20_2">
              <text:list-item>
                <text:p text:style-name="P16"/>
              </text:list-item>
            </text:list>
          </table:table-cell>
          <table:table-cell table:style-name="Таблица1.D2" office:value-type="string">
            <text:p text:style-name="P1">GODVIR</text:p>
          </table:table-cell>
          <table:table-cell table:style-name="Таблица1.D2" office:value-type="string">
            <text:p text:style-name="P1">Год вырубки</text:p>
          </table:table-cell>
          <table:table-cell table:style-name="Таблица1.D2" office:value-type="string">
            <text:p text:style-name="P1"/>
          </table:table-cell>
          <table:table-cell table:style-name="Таблица1.E2" office:value-type="string">
            <text:p text:style-name="P1"/>
          </table:table-cell>
        </table:table-row>
        <table:table-row>
          <table:table-cell table:style-name="Таблица1.D2" office:value-type="string">
            <text:list xml:id="list38312515" text:continue-numbering="true" text:style-name="Numbering_20_2">
              <text:list-item>
                <text:p text:style-name="P16"/>
              </text:list-item>
            </text:list>
          </table:table-cell>
          <table:table-cell table:style-name="Таблица1.D2" office:value-type="string">
            <text:p text:style-name="P1">KOLPNI </text:p>
          </table:table-cell>
          <table:table-cell table:style-name="Таблица1.D2" office:value-type="string">
            <text:p text:style-name="P1">Количество пней </text:p>
          </table:table-cell>
          <table:table-cell table:style-name="Таблица1.D2" office:value-type="string">
            <text:p text:style-name="P1"/>
          </table:table-cell>
          <table:table-cell table:style-name="Таблица1.E2" office:value-type="string">
            <text:p text:style-name="P1"/>
          </table:table-cell>
        </table:table-row>
        <table:table-row>
          <table:table-cell table:style-name="Таблица1.D2" office:value-type="string">
            <text:list xml:id="list38300297" text:continue-numbering="true" text:style-name="Numbering_20_2">
              <text:list-item>
                <text:p text:style-name="P16"/>
              </text:list-item>
            </text:list>
          </table:table-cell>
          <table:table-cell table:style-name="Таблица1.D2" office:value-type="string">
            <text:p text:style-name="P1">KPS</text:p>
          </table:table-cell>
          <table:table-cell table:style-name="Таблица1.D2" office:value-type="string">
            <text:p text:style-name="P1">Количество пней сосны </text:p>
          </table:table-cell>
          <table:table-cell table:style-name="Таблица1.D2" office:value-type="string">
            <text:p text:style-name="P1"/>
          </table:table-cell>
          <table:table-cell table:style-name="Таблица1.E2" office:value-type="string">
            <text:p text:style-name="P1"/>
          </table:table-cell>
        </table:table-row>
        <table:table-row>
          <table:table-cell table:style-name="Таблица1.D2" office:value-type="string">
            <text:list xml:id="list38303143" text:continue-numbering="true" text:style-name="Numbering_20_2">
              <text:list-item>
                <text:p text:style-name="P16"/>
              </text:list-item>
            </text:list>
          </table:table-cell>
          <table:table-cell table:style-name="Таблица1.D2" office:value-type="string">
            <text:p text:style-name="P1">DIMPNI</text:p>
          </table:table-cell>
          <table:table-cell table:style-name="Таблица1.D2" office:value-type="string">
            <text:p text:style-name="P1">Диаметр пней</text:p>
          </table:table-cell>
          <table:table-cell table:style-name="Таблица1.D2" office:value-type="string">
            <text:p text:style-name="P1"/>
          </table:table-cell>
          <table:table-cell table:style-name="Таблица1.E2" office:value-type="string">
            <text:p text:style-name="P1"/>
          </table:table-cell>
        </table:table-row>
        <table:table-row>
          <table:table-cell table:style-name="Таблица1.D2" office:value-type="string">
            <text:list xml:id="list38301367" text:continue-numbering="true" text:style-name="Numbering_20_2">
              <text:list-item>
                <text:p text:style-name="P16"/>
              </text:list-item>
            </text:list>
          </table:table-cell>
          <table:table-cell table:style-name="Таблица1.D2" office:value-type="string">
            <text:p text:style-name="P1">TIPVYR</text:p>
          </table:table-cell>
          <table:table-cell table:style-name="Таблица1.D2" office:value-type="string">
            <text:p text:style-name="P1">Тип вырубки</text:p>
          </table:table-cell>
          <table:table-cell table:style-name="Таблица1.D2" office:value-type="string">
            <text:p text:style-name="P1">TipVyr.DBF</text:p>
          </table:table-cell>
          <table:table-cell table:style-name="Таблица1.E2" office:value-type="string">
            <text:p text:style-name="P2">TX</text:p>
          </table:table-cell>
        </table:table-row>
        <table:table-row>
          <table:table-cell table:style-name="Таблица1.D2" office:value-type="string">
            <text:list xml:id="list38324675" text:continue-numbering="true" text:style-name="Numbering_20_2">
              <text:list-item>
                <text:p text:style-name="P16"/>
              </text:list-item>
            </text:list>
          </table:table-cell>
          <table:table-cell table:style-name="Таблица1.D2" office:value-type="string">
            <text:p text:style-name="P1">ZAPZAH</text:p>
          </table:table-cell>
          <table:table-cell table:style-name="Таблица1.D2" office:value-type="string">
            <text:p text:style-name="P1">Запас захламленности</text:p>
          </table:table-cell>
          <table:table-cell table:style-name="Таблица1.D2" office:value-type="string">
            <text:p text:style-name="P1"/>
          </table:table-cell>
          <table:table-cell table:style-name="Таблица1.E2" office:value-type="string">
            <text:p text:style-name="P1"/>
          </table:table-cell>
        </table:table-row>
        <table:table-row>
          <table:table-cell table:style-name="Таблица1.D2" office:value-type="string">
            <text:list xml:id="list38299035" text:continue-numbering="true" text:style-name="Numbering_20_2">
              <text:list-item>
                <text:p text:style-name="P16"/>
              </text:list-item>
            </text:list>
          </table:table-cell>
          <table:table-cell table:style-name="Таблица1.D2" office:value-type="string">
            <text:p text:style-name="P1">ZZL</text:p>
          </table:table-cell>
          <table:table-cell table:style-name="Таблица1.D2" office:value-type="string">
            <text:p text:style-name="P1">Запас захламленности ликвидный</text:p>
          </table:table-cell>
          <table:table-cell table:style-name="Таблица1.D2" office:value-type="string">
            <text:p text:style-name="P1"/>
          </table:table-cell>
          <table:table-cell table:style-name="Таблица1.E2" office:value-type="string">
            <text:p text:style-name="P1"/>
          </table:table-cell>
        </table:table-row>
        <table:table-row>
          <table:table-cell table:style-name="Таблица1.D2" office:value-type="string">
            <text:list xml:id="list38325263" text:continue-numbering="true" text:style-name="Numbering_20_2">
              <text:list-item>
                <text:p text:style-name="P16"/>
              </text:list-item>
            </text:list>
          </table:table-cell>
          <table:table-cell table:style-name="Таблица1.D2" office:value-type="string">
            <text:p text:style-name="P1">ZAPSUH</text:p>
          </table:table-cell>
          <table:table-cell table:style-name="Таблица1.D2" office:value-type="string">
            <text:p text:style-name="P1">Запас сухостоя</text:p>
          </table:table-cell>
          <table:table-cell table:style-name="Таблица1.D2" office:value-type="string">
            <text:p text:style-name="P1"/>
          </table:table-cell>
          <table:table-cell table:style-name="Таблица1.E2" office:value-type="string">
            <text:p text:style-name="P1"/>
          </table:table-cell>
        </table:table-row>
        <table:table-row>
          <table:table-cell table:style-name="Таблица1.D2" office:value-type="string">
            <text:list xml:id="list38299627" text:continue-numbering="true" text:style-name="Numbering_20_2">
              <text:list-item>
                <text:p text:style-name="P16"/>
              </text:list-item>
            </text:list>
          </table:table-cell>
          <table:table-cell table:style-name="Таблица1.D2" office:value-type="string">
            <text:p text:style-name="P1">NEY</text:p>
          </table:table-cell>
          <table:table-cell table:style-name="Таблица1.D2" office:value-type="string">
            <text:p text:style-name="P1">Признак неэксплуатационного яруса</text:p>
          </table:table-cell>
          <table:table-cell table:style-name="Таблица1.D2" office:value-type="string">
            <text:p text:style-name="P1"/>
          </table:table-cell>
          <table:table-cell table:style-name="Таблица1.E2" office:value-type="string">
            <text:p text:style-name="P1"/>
          </table:table-cell>
        </table:table-row>
        <table:table-row>
          <table:table-cell table:style-name="Таблица1.D2" office:value-type="string">
            <text:list xml:id="list38301477" text:continue-numbering="true" text:style-name="Numbering_20_2">
              <text:list-item>
                <text:p text:style-name="P16"/>
              </text:list-item>
            </text:list>
          </table:table-cell>
          <table:table-cell table:style-name="Таблица1.D2" office:value-type="string">
            <text:p text:style-name="P1">GRPVOZ</text:p>
          </table:table-cell>
          <table:table-cell table:style-name="Таблица1.D2" office:value-type="string">
            <text:p text:style-name="P1">Группа возраста</text:p>
          </table:table-cell>
          <table:table-cell table:style-name="Таблица1.D2" office:value-type="string">
            <text:p text:style-name="P1">GrpVoz.dbf </text:p>
          </table:table-cell>
          <table:table-cell table:style-name="Таблица1.E2" office:value-type="string">
            <text:p text:style-name="P2">TX</text:p>
          </table:table-cell>
        </table:table-row>
        <table:table-row>
          <table:table-cell table:style-name="Таблица1.D2" office:value-type="string">
            <text:list xml:id="list38318024" text:continue-numbering="true" text:style-name="Numbering_20_2">
              <text:list-item>
                <text:p text:style-name="P16"/>
              </text:list-item>
            </text:list>
          </table:table-cell>
          <table:table-cell table:style-name="Таблица1.D2" office:value-type="string">
            <text:p text:style-name="P1">ZAPVYD</text:p>
          </table:table-cell>
          <table:table-cell table:style-name="Таблица1.D2" office:value-type="string">
            <text:p text:style-name="P1">Запас на выделе</text:p>
          </table:table-cell>
          <table:table-cell table:style-name="Таблица1.D2" office:value-type="string">
            <text:p text:style-name="P1"/>
          </table:table-cell>
          <table:table-cell table:style-name="Таблица1.E2" office:value-type="string">
            <text:p text:style-name="P1"/>
          </table:table-cell>
        </table:table-row>
        <table:table-row>
          <table:table-cell table:style-name="Таблица1.D2" office:value-type="string">
            <text:list xml:id="list38303450" text:continue-numbering="true" text:style-name="Numbering_20_2">
              <text:list-item>
                <text:p text:style-name="P16"/>
              </text:list-item>
            </text:list>
          </table:table-cell>
          <table:table-cell table:style-name="Таблица1.D2" office:value-type="string">
            <text:p text:style-name="P1">HOZSEK</text:p>
          </table:table-cell>
          <table:table-cell table:style-name="Таблица1.D2" office:value-type="string">
            <text:p text:style-name="P1">Хозяйственная секция</text:p>
          </table:table-cell>
          <table:table-cell table:style-name="Таблица1.D2" office:value-type="string">
            <text:p text:style-name="P1">HozSek.dbf </text:p>
          </table:table-cell>
          <table:table-cell table:style-name="Таблица1.E2" office:value-type="string">
            <text:p text:style-name="P2">TX</text:p>
          </table:table-cell>
        </table:table-row>
        <table:table-row>
          <table:table-cell table:style-name="Таблица1.D2" office:value-type="string">
            <text:list xml:id="list38314728" text:continue-numbering="true" text:style-name="Numbering_20_2">
              <text:list-item>
                <text:p text:style-name="P16"/>
              </text:list-item>
            </text:list>
          </table:table-cell>
          <table:table-cell table:style-name="Таблица1.D2" office:value-type="string">
            <text:p text:style-name="P1">VOZRUB</text:p>
          </table:table-cell>
          <table:table-cell table:style-name="Таблица1.D2" office:value-type="string">
            <text:p text:style-name="P1">Код возраста рубки</text:p>
          </table:table-cell>
          <table:table-cell table:style-name="Таблица1.D2" office:value-type="string">
            <text:p text:style-name="P1"/>
          </table:table-cell>
          <table:table-cell table:style-name="Таблица1.E2" office:value-type="string">
            <text:p text:style-name="P1"/>
          </table:table-cell>
        </table:table-row>
        <table:table-row>
          <table:table-cell table:style-name="Таблица1.D2" office:value-type="string">
            <text:list xml:id="list38307425" text:continue-numbering="true" text:style-name="Numbering_20_2">
              <text:list-item>
                <text:p text:style-name="P16"/>
              </text:list-item>
            </text:list>
          </table:table-cell>
          <table:table-cell table:style-name="Таблица1.D2" office:value-type="string">
            <text:p text:style-name="P1">KLSVOZ</text:p>
          </table:table-cell>
          <table:table-cell table:style-name="Таблица1.D2" office:value-type="string">
            <text:p text:style-name="P1">Класс возраста рубки </text:p>
          </table:table-cell>
          <table:table-cell table:style-name="Таблица1.D2" office:value-type="string">
            <text:p text:style-name="P1"/>
          </table:table-cell>
          <table:table-cell table:style-name="Таблица1.E2" office:value-type="string">
            <text:p text:style-name="P1"/>
          </table:table-cell>
        </table:table-row>
        <table:table-row>
          <table:table-cell table:style-name="Таблица1.D2" office:value-type="string">
            <text:list xml:id="list38314685" text:continue-numbering="true" text:style-name="Numbering_20_2">
              <text:list-item>
                <text:p text:style-name="P16"/>
              </text:list-item>
            </text:list>
          </table:table-cell>
          <table:table-cell table:style-name="Таблица1.D2" office:value-type="string">
            <text:p text:style-name="P5">ARN</text:p>
          </table:table-cell>
          <table:table-cell table:style-name="Таблица1.D2" office:value-type="string">
            <text:p text:style-name="P1">Арендатор</text:p>
          </table:table-cell>
          <table:table-cell table:style-name="Таблица1.D2" office:value-type="string">
            <text:p text:style-name="P1">arnLesse.dbf </text:p>
          </table:table-cell>
          <table:table-cell table:style-name="Таблица1.E2" office:value-type="string">
            <text:p text:style-name="P2">TX</text:p>
          </table:table-cell>
        </table:table-row>
        <table:table-row>
          <table:table-cell table:style-name="Таблица1.D2" office:value-type="string">
            <text:list xml:id="list38322252" text:continue-numbering="true" text:style-name="Numbering_20_2">
              <text:list-item>
                <text:p text:style-name="P16"/>
              </text:list-item>
            </text:list>
          </table:table-cell>
          <table:table-cell table:style-name="Таблица1.D2" office:value-type="string">
            <text:p text:style-name="P1">KOLPOD</text:p>
          </table:table-cell>
          <table:table-cell table:style-name="Таблица1.D2" office:value-type="string">
            <text:p text:style-name="P1">Количество подроста</text:p>
          </table:table-cell>
          <table:table-cell table:style-name="Таблица1.D2" office:value-type="string">
            <text:p text:style-name="P1"/>
          </table:table-cell>
          <table:table-cell table:style-name="Таблица1.E2" office:value-type="string">
            <text:p text:style-name="P1"/>
          </table:table-cell>
        </table:table-row>
        <table:table-row>
          <table:table-cell table:style-name="Таблица1.D2" office:value-type="string">
            <text:list xml:id="list38304491" text:continue-numbering="true" text:style-name="Numbering_20_2">
              <text:list-item>
                <text:p text:style-name="P16"/>
              </text:list-item>
            </text:list>
          </table:table-cell>
          <table:table-cell table:style-name="Таблица1.D2" office:value-type="string">
            <text:p text:style-name="P1">VYSPOD</text:p>
          </table:table-cell>
          <table:table-cell table:style-name="Таблица1.D2" office:value-type="string">
            <text:p text:style-name="P1">Высота подроста</text:p>
          </table:table-cell>
          <table:table-cell table:style-name="Таблица1.D2" office:value-type="string">
            <text:p text:style-name="P1"/>
          </table:table-cell>
          <table:table-cell table:style-name="Таблица1.E2" office:value-type="string">
            <text:p text:style-name="P1"/>
          </table:table-cell>
        </table:table-row>
        <table:table-row>
          <table:table-cell table:style-name="Таблица1.D2" office:value-type="string">
            <text:list xml:id="list38309784" text:continue-numbering="true" text:style-name="Numbering_20_2">
              <text:list-item>
                <text:p text:style-name="P16"/>
              </text:list-item>
            </text:list>
          </table:table-cell>
          <table:table-cell table:style-name="Таблица1.D2" office:value-type="string">
            <text:p text:style-name="P1">VOZPOD</text:p>
          </table:table-cell>
          <table:table-cell table:style-name="Таблица1.D2" office:value-type="string">
            <text:p text:style-name="P1">Возраст подроста </text:p>
          </table:table-cell>
          <table:table-cell table:style-name="Таблица1.D2" office:value-type="string">
            <text:p text:style-name="P1"/>
          </table:table-cell>
          <table:table-cell table:style-name="Таблица1.E2" office:value-type="string">
            <text:p text:style-name="P1"/>
          </table:table-cell>
        </table:table-row>
        <table:table-row>
          <table:table-cell table:style-name="Таблица1.D2" office:value-type="string">
            <text:list xml:id="list38324389" text:continue-numbering="true" text:style-name="Numbering_20_2">
              <text:list-item>
                <text:p text:style-name="P16"/>
              </text:list-item>
            </text:list>
          </table:table-cell>
          <table:table-cell table:style-name="Таблица1.D2" office:value-type="string">
            <text:p text:style-name="P1">KOFPOD1</text:p>
          </table:table-cell>
          <table:table-cell table:style-name="Таблица1.D2" office:value-type="string">
            <text:p text:style-name="P1">Коэффициент подроста 1</text:p>
          </table:table-cell>
          <table:table-cell table:style-name="Таблица1.D2" office:value-type="string">
            <text:p text:style-name="P1"/>
          </table:table-cell>
          <table:table-cell table:style-name="Таблица1.E2" office:value-type="string">
            <text:p text:style-name="P1"/>
          </table:table-cell>
        </table:table-row>
        <table:table-row>
          <table:table-cell table:style-name="Таблица1.D2" office:value-type="string">
            <text:list xml:id="list38316595" text:continue-numbering="true" text:style-name="Numbering_20_2">
              <text:list-item>
                <text:p text:style-name="P16"/>
              </text:list-item>
            </text:list>
          </table:table-cell>
          <table:table-cell table:style-name="Таблица1.D2" office:value-type="string">
            <text:p text:style-name="P1">PORPOD1</text:p>
          </table:table-cell>
          <table:table-cell table:style-name="Таблица1.D2" office:value-type="string">
            <text:p text:style-name="P1">Порода подроста 1</text:p>
          </table:table-cell>
          <table:table-cell table:style-name="Таблица1.D2" office:value-type="string">
            <text:p text:style-name="P1">Porody.DBF </text:p>
          </table:table-cell>
          <table:table-cell table:style-name="Таблица1.E2" office:value-type="string">
            <text:p text:style-name="P2">TX</text:p>
          </table:table-cell>
        </table:table-row>
        <table:table-row>
          <table:table-cell table:style-name="Таблица1.D2" office:value-type="string">
            <text:list xml:id="list38324637" text:continue-numbering="true" text:style-name="Numbering_20_2">
              <text:list-item>
                <text:p text:style-name="P16"/>
              </text:list-item>
            </text:list>
          </table:table-cell>
          <table:table-cell table:style-name="Таблица1.D2" office:value-type="string">
            <text:p text:style-name="P1">KOFPOD2</text:p>
          </table:table-cell>
          <table:table-cell table:style-name="Таблица1.D2" office:value-type="string">
            <text:p text:style-name="P1">Коэффициент подроста 2</text:p>
          </table:table-cell>
          <table:table-cell table:style-name="Таблица1.D2" office:value-type="string">
            <text:p text:style-name="P1"/>
          </table:table-cell>
          <table:table-cell table:style-name="Таблица1.E2" office:value-type="string">
            <text:p text:style-name="P1"/>
          </table:table-cell>
        </table:table-row>
        <text:soft-page-break/>
        <table:table-row>
          <table:table-cell table:style-name="Таблица1.D2" office:value-type="string">
            <text:list xml:id="list38314139" text:continue-numbering="true" text:style-name="Numbering_20_2">
              <text:list-item>
                <text:p text:style-name="P16"/>
              </text:list-item>
            </text:list>
          </table:table-cell>
          <table:table-cell table:style-name="Таблица1.D2" office:value-type="string">
            <text:p text:style-name="P1">PORPOD2</text:p>
          </table:table-cell>
          <table:table-cell table:style-name="Таблица1.D2" office:value-type="string">
            <text:p text:style-name="P1">Порода подроста 2</text:p>
          </table:table-cell>
          <table:table-cell table:style-name="Таблица1.D2" office:value-type="string">
            <text:p text:style-name="P1">Porody.DBF </text:p>
          </table:table-cell>
          <table:table-cell table:style-name="Таблица1.E2" office:value-type="string">
            <text:p text:style-name="P2">TX</text:p>
          </table:table-cell>
        </table:table-row>
        <table:table-row>
          <table:table-cell table:style-name="Таблица1.D2" office:value-type="string">
            <text:list xml:id="list38320032" text:continue-numbering="true" text:style-name="Numbering_20_2">
              <text:list-item>
                <text:p text:style-name="P16"/>
              </text:list-item>
            </text:list>
          </table:table-cell>
          <table:table-cell table:style-name="Таблица1.D2" office:value-type="string">
            <text:p text:style-name="P1">KOFPOD3</text:p>
          </table:table-cell>
          <table:table-cell table:style-name="Таблица1.D2" office:value-type="string">
            <text:p text:style-name="P1">Коэффициент подроста 3</text:p>
          </table:table-cell>
          <table:table-cell table:style-name="Таблица1.D2" office:value-type="string">
            <text:p text:style-name="P1"/>
          </table:table-cell>
          <table:table-cell table:style-name="Таблица1.E2" office:value-type="string">
            <text:p text:style-name="P1"/>
          </table:table-cell>
        </table:table-row>
        <table:table-row>
          <table:table-cell table:style-name="Таблица1.D2" office:value-type="string">
            <text:list xml:id="list38316932" text:continue-numbering="true" text:style-name="Numbering_20_2">
              <text:list-item>
                <text:p text:style-name="P16"/>
              </text:list-item>
            </text:list>
          </table:table-cell>
          <table:table-cell table:style-name="Таблица1.D2" office:value-type="string">
            <text:p text:style-name="P1">PORPOD3</text:p>
          </table:table-cell>
          <table:table-cell table:style-name="Таблица1.D2" office:value-type="string">
            <text:p text:style-name="P1">Порода подроста 3</text:p>
          </table:table-cell>
          <table:table-cell table:style-name="Таблица1.D2" office:value-type="string">
            <text:p text:style-name="P1">Porody.DBF </text:p>
          </table:table-cell>
          <table:table-cell table:style-name="Таблица1.E2" office:value-type="string">
            <text:p text:style-name="P2">TX</text:p>
          </table:table-cell>
        </table:table-row>
        <table:table-row>
          <table:table-cell table:style-name="Таблица1.D2" office:value-type="string">
            <text:list xml:id="list38321709" text:continue-numbering="true" text:style-name="Numbering_20_2">
              <text:list-item>
                <text:p text:style-name="P16"/>
              </text:list-item>
            </text:list>
          </table:table-cell>
          <table:table-cell table:style-name="Таблица1.D2" office:value-type="string">
            <text:p text:style-name="P1">OSNPOR</text:p>
          </table:table-cell>
          <table:table-cell table:style-name="Таблица1.D2" office:value-type="string">
            <text:p text:style-name="P1">Оценка подроста</text:p>
          </table:table-cell>
          <table:table-cell table:style-name="Таблица1.D2" office:value-type="string">
            <text:p text:style-name="P1">OsnPor.DBF </text:p>
          </table:table-cell>
          <table:table-cell table:style-name="Таблица1.E2" office:value-type="string">
            <text:p text:style-name="P2">TX</text:p>
          </table:table-cell>
        </table:table-row>
        <table:table-row>
          <table:table-cell table:style-name="Таблица1.D2" office:value-type="string">
            <text:list xml:id="list38318001" text:continue-numbering="true" text:style-name="Numbering_20_2">
              <text:list-item>
                <text:p text:style-name="P16"/>
              </text:list-item>
            </text:list>
          </table:table-cell>
          <table:table-cell table:style-name="Таблица1.D2" office:value-type="string">
            <text:p text:style-name="P1">GUSPDL</text:p>
          </table:table-cell>
          <table:table-cell table:style-name="Таблица1.D2" office:value-type="string">
            <text:p text:style-name="P1">Густота подлеска</text:p>
          </table:table-cell>
          <table:table-cell table:style-name="Таблица1.D2" office:value-type="string">
            <text:p text:style-name="P1">GustPdl.DBF </text:p>
          </table:table-cell>
          <table:table-cell table:style-name="Таблица1.E2" office:value-type="string">
            <text:p text:style-name="P2">TX</text:p>
          </table:table-cell>
        </table:table-row>
        <table:table-row>
          <table:table-cell table:style-name="Таблица1.D2" office:value-type="string">
            <text:list xml:id="list38322550" text:continue-numbering="true" text:style-name="Numbering_20_2">
              <text:list-item>
                <text:p text:style-name="P16"/>
              </text:list-item>
            </text:list>
          </table:table-cell>
          <table:table-cell table:style-name="Таблица1.D2" office:value-type="string">
            <text:p text:style-name="P1">PORPDL1</text:p>
          </table:table-cell>
          <table:table-cell table:style-name="Таблица1.D2" office:value-type="string">
            <text:p text:style-name="P1">Порода подлеска 1</text:p>
          </table:table-cell>
          <table:table-cell table:style-name="Таблица1.D2" office:value-type="string">
            <text:p text:style-name="P1">Porody.DBF </text:p>
          </table:table-cell>
          <table:table-cell table:style-name="Таблица1.E2" office:value-type="string">
            <text:p text:style-name="P1"/>
          </table:table-cell>
        </table:table-row>
        <table:table-row>
          <table:table-cell table:style-name="Таблица1.D2" office:value-type="string">
            <text:list xml:id="list38302023" text:continue-numbering="true" text:style-name="Numbering_20_2">
              <text:list-item>
                <text:p text:style-name="P16"/>
              </text:list-item>
            </text:list>
          </table:table-cell>
          <table:table-cell table:style-name="Таблица1.D2" office:value-type="string">
            <text:p text:style-name="P1">PORPDL2</text:p>
          </table:table-cell>
          <table:table-cell table:style-name="Таблица1.D2" office:value-type="string">
            <text:p text:style-name="P1">Порода подлеска 2</text:p>
          </table:table-cell>
          <table:table-cell table:style-name="Таблица1.D2" office:value-type="string">
            <text:p text:style-name="P1">Porody.DBF </text:p>
          </table:table-cell>
          <table:table-cell table:style-name="Таблица1.E2" office:value-type="string">
            <text:p text:style-name="P1"/>
          </table:table-cell>
        </table:table-row>
        <table:table-row>
          <table:table-cell table:style-name="Таблица1.D2" office:value-type="string">
            <text:list xml:id="list38316709" text:continue-numbering="true" text:style-name="Numbering_20_2">
              <text:list-item>
                <text:p text:style-name="P16"/>
              </text:list-item>
            </text:list>
          </table:table-cell>
          <table:table-cell table:style-name="Таблица1.D2" office:value-type="string">
            <text:p text:style-name="P1">PORPDL3</text:p>
          </table:table-cell>
          <table:table-cell table:style-name="Таблица1.D2" office:value-type="string">
            <text:p text:style-name="P1">Порода подлеска 3</text:p>
          </table:table-cell>
          <table:table-cell table:style-name="Таблица1.D2" office:value-type="string">
            <text:p text:style-name="P1">Porody.DBF </text:p>
          </table:table-cell>
          <table:table-cell table:style-name="Таблица1.E2" office:value-type="string">
            <text:p text:style-name="P1"/>
          </table:table-cell>
        </table:table-row>
        <table:table-row>
          <table:table-cell table:style-name="Таблица1.D2" office:value-type="string">
            <text:list xml:id="list38304654" text:continue-numbering="true" text:style-name="Numbering_20_2">
              <text:list-item>
                <text:p text:style-name="P16"/>
              </text:list-item>
            </text:list>
          </table:table-cell>
          <table:table-cell table:style-name="Таблица1.D2" office:value-type="string">
            <text:p text:style-name="P1">TLU</text:p>
          </table:table-cell>
          <table:table-cell table:style-name="Таблица1.D2" office:value-type="string">
            <text:p text:style-name="P3">ТЛУ</text:p>
          </table:table-cell>
          <table:table-cell table:style-name="Таблица1.D2" office:value-type="string">
            <text:p text:style-name="P1">TLU.dbf </text:p>
          </table:table-cell>
          <table:table-cell table:style-name="Таблица1.E2" office:value-type="string">
            <text:p text:style-name="P2">TX</text:p>
          </table:table-cell>
        </table:table-row>
      </table:table>
      <text:p text:style-name="P10"/>
      <text:p text:style-name="P10"/>
      <text:p text:style-name="Standard"><text:span text:style-name="T1">Таблица </text:span><text:span text:style-name="T3">2</text:span><text:span text:style-name="T1">. Перечень импортируемых полей из БД </text:span><text:change text:change-id="ct160263136"/><text:span text:style-name="T1">PHL</text:span><text:span text:style-name="T3">2</text:span><text:span text:style-name="T1">.DBF в таблицу </text:span><text:span text:style-name="T10">yarpor_attr</text:span><text:span text:style-name="T3"> </text:span><text:span text:style-name="T1">БД </text:span><text:span text:style-name="T3">sqlite</text:span></text:p>
      <text:p text:style-name="P9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header-rows>
          <table:table-row>
            <table:table-cell table:style-name="Таблица2.A1" table:number-rows-spanned="2" office:value-type="string">
              <text:p text:style-name="Table_20_Heading"/>
            </table:table-cell>
            <table:table-cell table:style-name="Таблица2.A1" table:number-rows-spanned="2" office:value-type="string">
              <text:p text:style-name="Table_20_Heading">Атрибут</text:p>
            </table:table-cell>
            <table:table-cell table:style-name="Таблица2.A1" table:number-rows-spanned="2" office:value-type="string">
              <text:p text:style-name="Table_20_Heading"><text:change text:change-id="ct160263032"/><text:change-start text:change-id="ct160263448"/>Псевдоним<text:change-end text:change-id="ct160263448"/></text:p>
            </table:table-cell>
            <table:table-cell table:style-name="Таблица2.D1" table:number-columns-spanned="2" office:value-type="string">
              <text:p text:style-name="P8">Значение из справочника (если атрибут справочный)</text:p>
            </table:table-cell>
            <table:covered-table-cell/>
          </table:table-row>
          <table:table-row table:style-name="Таблица2.2">
            <table:covered-table-cell/>
            <table:covered-table-cell/>
            <table:covered-table-cell/>
            <table:table-cell table:style-name="Таблица2.D2" office:value-type="string">
              <text:p text:style-name="Table_20_Contents">Имя справочника </text:p>
            </table:table-cell>
            <table:table-cell table:style-name="Таблица2.E2" office:value-type="string">
              <text:p text:style-name="Table_20_Contents">Атрибут</text:p>
            </table:table-cell>
          </table:table-row>
        </table:table-header-rows>
        <table:table-row>
          <table:table-cell table:style-name="Таблица2.D2" office:value-type="string">
            <text:list xml:id="list38325118" text:continue-list="list38304654" text:style-name="Numbering_20_2">
              <text:list-item text:start-value="1">
                <text:p text:style-name="P15"/>
              </text:list-item>
            </text:list>
          </table:table-cell>
          <table:table-cell table:style-name="Таблица2.D2" office:value-type="string">
            <text:p text:style-name="Table_20_Contents">NNN</text:p>
          </table:table-cell>
          <table:table-cell table:style-name="Таблица2.D2" office:value-type="string">
            <text:p text:style-name="Table_20_Contents">Индекс <text:span text:style-name="T1">выдела</text:span></text:p>
          </table:table-cell>
          <table:table-cell table:style-name="Таблица2.D2" office:value-type="string">
            <text:p text:style-name="Table_20_Contents"/>
          </table:table-cell>
          <table:table-cell table:style-name="Таблица2.E2" office:value-type="string">
            <text:p text:style-name="Table_20_Contents"/>
          </table:table-cell>
        </table:table-row>
        <table:table-row>
          <table:table-cell table:style-name="Таблица2.D2" office:value-type="string">
            <text:list xml:id="list38315687" text:continue-numbering="true" text:style-name="Numbering_20_2">
              <text:list-item>
                <text:p text:style-name="P15"/>
              </text:list-item>
            </text:list>
          </table:table-cell>
          <table:table-cell table:style-name="Таблица2.D2" office:value-type="string">
            <text:p text:style-name="P2">YAR</text:p>
          </table:table-cell>
          <table:table-cell table:style-name="Таблица2.D2" office:value-type="string">
            <text:p text:style-name="P1">Ярус</text:p>
          </table:table-cell>
          <table:table-cell table:style-name="Таблица2.D2" office:value-type="string">
            <text:p text:style-name="P1">Yarus.DBF </text:p>
          </table:table-cell>
          <table:table-cell table:style-name="Таблица2.E2" office:value-type="string">
            <text:p text:style-name="P2">TX</text:p>
          </table:table-cell>
        </table:table-row>
        <table:table-row>
          <table:table-cell table:style-name="Таблица2.D2" office:value-type="string">
            <text:list xml:id="list38321011" text:continue-numbering="true" text:style-name="Numbering_20_2">
              <text:list-item>
                <text:p text:style-name="P15"/>
              </text:list-item>
            </text:list>
          </table:table-cell>
          <table:table-cell table:style-name="Таблица2.D2" office:value-type="string">
            <text:p text:style-name="P2">KOFSOS</text:p>
          </table:table-cell>
          <table:table-cell table:style-name="Таблица2.D2" office:value-type="string">
            <text:p text:style-name="P1">Коэффициент состава</text:p>
          </table:table-cell>
          <table:table-cell table:style-name="Таблица2.D2" office:value-type="string">
            <text:p text:style-name="P1"/>
          </table:table-cell>
          <table:table-cell table:style-name="Таблица2.E2" office:value-type="string">
            <text:p text:style-name="P2"/>
          </table:table-cell>
        </table:table-row>
        <table:table-row>
          <table:table-cell table:style-name="Таблица2.D2" office:value-type="string">
            <text:list xml:id="list38319276" text:continue-numbering="true" text:style-name="Numbering_20_2">
              <text:list-item>
                <text:p text:style-name="P15"/>
              </text:list-item>
            </text:list>
          </table:table-cell>
          <table:table-cell table:style-name="Таблица2.D2" office:value-type="string">
            <text:p text:style-name="P2">POR</text:p>
          </table:table-cell>
          <table:table-cell table:style-name="Таблица2.D2" office:value-type="string">
            <text:p text:style-name="P1">Древесная порода</text:p>
          </table:table-cell>
          <table:table-cell table:style-name="Таблица2.D2" office:value-type="string">
            <text:p text:style-name="P1">Porody.DBF</text:p>
          </table:table-cell>
          <table:table-cell table:style-name="Таблица2.E2" office:value-type="string">
            <text:p text:style-name="P2">TX</text:p>
          </table:table-cell>
        </table:table-row>
        <table:table-row>
          <table:table-cell table:style-name="Таблица2.D2" office:value-type="string">
            <text:list xml:id="list38298343" text:continue-numbering="true" text:style-name="Numbering_20_2">
              <text:list-item>
                <text:p text:style-name="P15"/>
              </text:list-item>
            </text:list>
          </table:table-cell>
          <table:table-cell table:style-name="Таблица2.D2" office:value-type="string">
            <text:p text:style-name="P2">VOZ </text:p>
          </table:table-cell>
          <table:table-cell table:style-name="Таблица2.D2" office:value-type="string">
            <text:p text:style-name="P1">Возраст </text:p>
          </table:table-cell>
          <table:table-cell table:style-name="Таблица2.D2" office:value-type="string">
            <text:p text:style-name="P1"/>
          </table:table-cell>
          <table:table-cell table:style-name="Таблица2.E2" office:value-type="string">
            <text:p text:style-name="P2"/>
          </table:table-cell>
        </table:table-row>
        <table:table-row>
          <table:table-cell table:style-name="Таблица2.D2" office:value-type="string">
            <text:list xml:id="list38307955" text:continue-numbering="true" text:style-name="Numbering_20_2">
              <text:list-item>
                <text:p text:style-name="P15"/>
              </text:list-item>
            </text:list>
          </table:table-cell>
          <table:table-cell table:style-name="Таблица2.D2" office:value-type="string">
            <text:p text:style-name="P2">VYS </text:p>
          </table:table-cell>
          <table:table-cell table:style-name="Таблица2.D2" office:value-type="string">
            <text:p text:style-name="P1">Высота </text:p>
          </table:table-cell>
          <table:table-cell table:style-name="Таблица2.D2" office:value-type="string">
            <text:p text:style-name="P1"/>
          </table:table-cell>
          <table:table-cell table:style-name="Таблица2.E2" office:value-type="string">
            <text:p text:style-name="P2"/>
          </table:table-cell>
        </table:table-row>
        <table:table-row table:style-name="Таблица2.9">
          <table:table-cell table:style-name="Таблица2.D2" office:value-type="string">
            <text:list xml:id="list38325578" text:continue-numbering="true" text:style-name="Numbering_20_2">
              <text:list-item>
                <text:p text:style-name="P15"/>
              </text:list-item>
            </text:list>
          </table:table-cell>
          <table:table-cell table:style-name="Таблица2.D2" office:value-type="string">
            <text:p text:style-name="P2">DIM</text:p>
          </table:table-cell>
          <table:table-cell table:style-name="Таблица2.D2" office:value-type="string">
            <text:p text:style-name="P1">Диаметр</text:p>
          </table:table-cell>
          <table:table-cell table:style-name="Таблица2.D2" office:value-type="string">
            <text:p text:style-name="P1"/>
          </table:table-cell>
          <table:table-cell table:style-name="Таблица2.E2" office:value-type="string">
            <text:p text:style-name="P2"/>
          </table:table-cell>
        </table:table-row>
        <table:table-row>
          <table:table-cell table:style-name="Таблица2.D2" office:value-type="string">
            <text:list xml:id="list38325184" text:continue-numbering="true" text:style-name="Numbering_20_2">
              <text:list-item>
                <text:p text:style-name="P15"/>
              </text:list-item>
            </text:list>
          </table:table-cell>
          <table:table-cell table:style-name="Таблица2.D2" office:value-type="string">
            <text:p text:style-name="P2">KLSTOV </text:p>
          </table:table-cell>
          <table:table-cell table:style-name="Таблица2.D2" office:value-type="string">
            <text:p text:style-name="P1">Класс товарности </text:p>
          </table:table-cell>
          <table:table-cell table:style-name="Таблица2.D2" office:value-type="string">
            <text:p text:style-name="P1"/>
          </table:table-cell>
          <table:table-cell table:style-name="Таблица2.E2" office:value-type="string">
            <text:p text:style-name="P2"/>
          </table:table-cell>
        </table:table-row>
        <text:soft-page-break/>
        <table:table-row>
          <table:table-cell table:style-name="Таблица2.D2" office:value-type="string">
            <text:list xml:id="list38297889" text:continue-numbering="true" text:style-name="Numbering_20_2">
              <text:list-item>
                <text:p text:style-name="P15"/>
              </text:list-item>
            </text:list>
          </table:table-cell>
          <table:table-cell table:style-name="Таблица2.D2" office:value-type="string">
            <text:p text:style-name="P2">PRS</text:p>
          </table:table-cell>
          <table:table-cell table:style-name="Таблица2.D2" office:value-type="string">
            <text:p text:style-name="P1">Происхождение </text:p>
          </table:table-cell>
          <table:table-cell table:style-name="Таблица2.D2" office:value-type="string">
            <text:p text:style-name="P1">Prois.dbf </text:p>
          </table:table-cell>
          <table:table-cell table:style-name="Таблица2.E2" office:value-type="string">
            <text:p text:style-name="P2">TX</text:p>
          </table:table-cell>
        </table:table-row>
        <table:table-row>
          <table:table-cell table:style-name="Таблица2.D2" office:value-type="string">
            <text:list xml:id="list38324141" text:continue-numbering="true" text:style-name="Numbering_20_2">
              <text:list-item>
                <text:p text:style-name="P15"/>
              </text:list-item>
            </text:list>
          </table:table-cell>
          <table:table-cell table:style-name="Таблица2.D2" office:value-type="string">
            <text:p text:style-name="P2">POL </text:p>
          </table:table-cell>
          <table:table-cell table:style-name="Таблица2.D2" office:value-type="string">
            <text:p text:style-name="P1">Полнота </text:p>
          </table:table-cell>
          <table:table-cell table:style-name="Таблица2.D2" office:value-type="string">
            <text:p text:style-name="P1"><text:span text:style-name="T6">Polnota.dbf</text:span> </text:p>
          </table:table-cell>
          <table:table-cell table:style-name="Таблица2.E2" office:value-type="string">
            <text:p text:style-name="P2">TX</text:p>
          </table:table-cell>
        </table:table-row>
        <table:table-row>
          <table:table-cell table:style-name="Таблица2.D2" office:value-type="string">
            <text:list xml:id="list38294837" text:continue-numbering="true" text:style-name="Numbering_20_2">
              <text:list-item>
                <text:p text:style-name="P15"/>
              </text:list-item>
            </text:list>
          </table:table-cell>
          <table:table-cell table:style-name="Таблица2.D2" office:value-type="string">
            <text:p text:style-name="P2">SPS </text:p>
          </table:table-cell>
          <table:table-cell table:style-name="Таблица2.D2" office:value-type="string">
            <text:p text:style-name="P1">Сумма площадей сечения </text:p>
          </table:table-cell>
          <table:table-cell table:style-name="Таблица2.D2" office:value-type="string">
            <text:p text:style-name="P1"/>
          </table:table-cell>
          <table:table-cell table:style-name="Таблица2.E2" office:value-type="string">
            <text:p text:style-name="P2"/>
          </table:table-cell>
        </table:table-row>
        <table:table-row>
          <table:table-cell table:style-name="Таблица2.D2" office:value-type="string">
            <text:list xml:id="list38308228" text:continue-numbering="true" text:style-name="Numbering_20_2">
              <text:list-item>
                <text:p text:style-name="P15"/>
              </text:list-item>
            </text:list>
          </table:table-cell>
          <table:table-cell table:style-name="Таблица2.D2" office:value-type="string">
            <text:p text:style-name="P2">ZAP</text:p>
          </table:table-cell>
          <table:table-cell table:style-name="Таблица2.D2" office:value-type="string">
            <text:p text:style-name="P1">Запас яруса на 1 га </text:p>
          </table:table-cell>
          <table:table-cell table:style-name="Таблица2.D2" office:value-type="string">
            <text:p text:style-name="P1"/>
          </table:table-cell>
          <table:table-cell table:style-name="Таблица2.E2" office:value-type="string">
            <text:p text:style-name="P2"/>
          </table:table-cell>
        </table:table-row>
      </table:table>
      <text:p text:style-name="Standard"><text:change-start text:change-id="ct160264072"/></text:p>
      <text:p text:style-name="Standard"><text:change-end text:change-id="ct160264072"/><text:change-start text:change-id="ct160264384"/></text:p>
      <text:p text:style-name="Standard"><text:change-end text:change-id="ct160264384"/><text:change-start text:change-id="ct160264488"/>Таблица 3. Перечень полей таблицы <text:span text:style-name="T3">maket</text:span><text:change-end text:change-id="ct160264488"/><text:change-start text:change-id="ct160264696"/><text:span text:style-name="T3">_X</text:span><text:change-end text:change-id="ct160264696"/><text:change-start text:change-id="ct160264904"/><text:span text:style-name="T3">, </text:span><text:span text:style-name="T1">где </text:span><text:span text:style-name="T3">X </text:span><text:change-end text:change-id="ct160264904"/><text:change-start text:change-id="ct296233464"/><text:span text:style-name="T3">–</text:span><text:change-end text:change-id="ct296233464"/><text:change-start text:change-id="ct296231280"/><text:span text:style-name="T3"> </text:span><text:change-end text:change-id="ct296231280"/><text:change-start text:change-id="ct296233048"/><text:span text:style-name="T1">идентификатор макета</text:span><text:change-end text:change-id="ct296233048"/><text:change-start text:change-id="ct296231384"/></text:p>
      <text:p text:style-name="P9"><text:change-end text:change-id="ct296231384"/>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header-rows>
          <table:table-row>
            <table:table-cell table:style-name="Таблица4.A1" office:value-type="string">
              <text:p text:style-name="Table_20_Heading"/>
            </table:table-cell>
            <table:table-cell table:style-name="Таблица4.A1" office:value-type="string">
              <text:p text:style-name="Table_20_Heading"><text:change-start text:change-id="ct296233984"/>Атрибут<text:change-end text:change-id="ct296233984"/></text:p>
            </table:table-cell>
            <table:table-cell table:style-name="Таблица4.A1" office:value-type="string">
              <text:p text:style-name="Table_20_Heading"><text:change-start text:change-id="ct296232944"/>Псевдоним<text:change-end text:change-id="ct296232944"/></text:p>
            </table:table-cell>
            <table:table-cell table:style-name="Таблица4.D1" office:value-type="string">
              <text:p text:style-name="P8"><text:change-start text:change-id="ct296233360"/>Значение из справочника<text:change-end text:change-id="ct296233360"/></text:p>
            </table:table-cell>
          </table:table-row>
        </table:table-header-rows>
        <table:table-row table:style-name="Таблица4.2">
          <table:table-cell table:style-name="Таблица4.A2">
            <text:list xml:id="list38319250" text:continue-list="list38308228" text:style-name="Numbering_20_2">
              <text:list-item text:start-value="1">
                <text:p text:style-name="P17"/>
              </text:list-item>
            </text:list>
          </table:table-cell>
          <table:table-cell table:style-name="Таблица4.B2" office:value-type="string">
            <text:p text:style-name="Table_20_Contents"><text:change-start text:change-id="ct296233880"/>NNN<text:change-end text:change-id="ct296233880"/></text:p>
          </table:table-cell>
          <table:table-cell table:style-name="Таблица4.B2" office:value-type="string">
            <text:p text:style-name="Table_20_Contents"><text:change-start text:change-id="ct296231488"/>Индекс <text:span text:style-name="T1">выдела</text:span><text:change-end text:change-id="ct296231488"/></text:p>
          </table:table-cell>
          <table:table-cell table:style-name="Таблица4.D1" office:value-type="string">
            <text:p text:style-name="Table_20_Contents"/>
          </table:table-cell>
        </table:table-row>
        <table:table-row>
          <table:table-cell table:style-name="Таблица4.B2" office:value-type="string">
            <text:list xml:id="list38305654" text:continue-numbering="true" text:style-name="Numbering_20_2">
              <text:list-item>
                <text:p text:style-name="P17"/>
              </text:list-item>
            </text:list>
          </table:table-cell>
          <table:table-cell table:style-name="Таблица4.B2" office:value-type="string">
            <text:p text:style-name="P6"><text:change-start text:change-id="ct296233152"/>N1<text:change-end text:change-id="ct296233152"/></text:p>
          </table:table-cell>
          <table:table-cell table:style-name="Таблица4.B2" office:value-type="string">
            <text:p text:style-name="P7"><text:change-start text:change-id="ct296232216"/>Значение поля <text:span text:style-name="T3">NAME </text:span>из <text:span text:style-name="T3">Makets.dbf</text:span><text:change-end text:change-id="ct296232216"/><text:change-start text:change-id="ct296232632"/><text:span text:style-name="T3">, </text:span>где <text:span text:style-name="T3">FIELD='N1</text:span><text:change-end text:change-id="ct296232632"/><text:change-start text:change-id="ct296230968"/><text:span text:style-name="T3">' </text:span>и <text:span text:style-name="T3">MAKET=X</text:span><text:change-end text:change-id="ct296230968"/></text:p>
          </table:table-cell>
          <table:table-cell table:style-name="Таблица4.D3" office:value-type="string">
            <text:p text:style-name="P6"><text:change-start text:change-id="ct296233672"/>N1 (Phl3.dbf), <text:span text:style-name="T1">если </text:span><text:change-end text:change-id="ct296233672"/><text:change-start text:change-id="ct296233256"/><text:span text:style-name="T1">значение </text:span>SPRAV (Makets.dbf) <text:span text:style-name="T1">пусто</text:span></text:p>
            <text:p text:style-name="P7"/>
            <text:p text:style-name="P7">или</text:p>
            <text:p text:style-name="P7"><text:change-end text:change-id="ct296233256"/><text:change-start text:change-id="ct296234088"/></text:p>
            <text:p text:style-name="P7"><text:change-end text:change-id="ct296234088"/><text:change-start text:change-id="ct296233568"/>Значение из справочника<text:change-end text:change-id="ct296233568"/><text:change-start text:change-id="ct296233776"/> <text:span text:style-name="T3">SPRAV (Makets.dbf), </text:span>если такой справочник существует<text:change-end text:change-id="ct296233776"/></text:p>
          </table:table-cell>
        </table:table-row>
        <table:table-row>
          <table:table-cell table:style-name="Таблица4.B2" office:value-type="string">
            <text:list xml:id="list38309605" text:continue-numbering="true" text:style-name="Numbering_20_2">
              <text:list-item>
                <text:p text:style-name="P17"/>
              </text:list-item>
            </text:list>
          </table:table-cell>
          <table:table-cell table:style-name="Таблица4.B2" office:value-type="string">
            <text:p text:style-name="P6"><text:change-start text:change-id="ct296231592"/>N<text:span text:style-name="T1">2</text:span><text:change-end text:change-id="ct296231592"/></text:p>
          </table:table-cell>
          <table:table-cell table:style-name="Таблица4.B2" office:value-type="string">
            <text:p text:style-name="P7"><text:change-start text:change-id="ct296234192"/>Значение поля <text:span text:style-name="T3">NAME </text:span>из <text:span text:style-name="T3">Makets.dbf, </text:span>где <text:span text:style-name="T3">FIELD='N2' </text:span>и <text:span text:style-name="T3">MAKET=X</text:span><text:change-end text:change-id="ct296234192"/></text:p>
          </table:table-cell>
          <table:table-cell table:style-name="Таблица4.D3" office:value-type="string">
            <text:p text:style-name="P6"><text:change-start text:change-id="ct296232840"/>N<text:span text:style-name="T1">2</text:span> (Phl3.dbf), <text:span text:style-name="T1">если значение </text:span>SPRAV (Makets.dbf) <text:span text:style-name="T1">пусто</text:span></text:p>
            <text:p text:style-name="P7"/>
            <text:p text:style-name="P7">или</text:p>
            <text:p text:style-name="P7"/>
            <text:p text:style-name="P7">Значение из справочника <text:span text:style-name="T3">SPRAV (Makets.dbf), </text:span>если такой справочник существует<text:change-end text:change-id="ct296232840"/></text:p>
          </table:table-cell>
        </table:table-row>
        <table:table-row>
          <table:table-cell table:style-name="Таблица4.B2" office:value-type="string">
            <text:list xml:id="list38294458" text:continue-numbering="true" text:style-name="Numbering_20_2">
              <text:list-item>
                <text:p text:style-name="P15"/>
              </text:list-item>
            </text:list>
          </table:table-cell>
          <table:table-cell table:style-name="Таблица4.B2" office:value-type="string">
            <text:p text:style-name="P6"><text:change-start text:change-id="ct296231696"/>N<text:span text:style-name="T1">3</text:span><text:change-end text:change-id="ct296231696"/></text:p>
          </table:table-cell>
          <table:table-cell table:style-name="Таблица4.B2" office:value-type="string">
            <text:p text:style-name="P7"><text:change-start text:change-id="ct296231072"/><text:span text:style-name="T1">Значение поля </text:span><text:span text:style-name="T3">NAME </text:span><text:span text:style-name="T1">из </text:span><text:span text:style-name="T3">Makets.dbf, </text:span><text:span text:style-name="T1">где </text:span><text:span text:style-name="T3">FIELD='N3' </text:span><text:span text:style-name="T1">и </text:span><text:span text:style-name="T3">MAKET=X</text:span><text:change-end text:change-id="ct296231072"/></text:p>
          </table:table-cell>
          <table:table-cell table:style-name="Таблица4.D3" office:value-type="string">
            <text:p text:style-name="P6"><text:change-start text:change-id="ct296231176"/>N<text:span text:style-name="T1">3</text:span> (Phl3.dbf), <text:span text:style-name="T1">если значение </text:span>SPRAV (Makets.dbf) <text:span text:style-name="T1">пусто</text:span></text:p>
            <text:p text:style-name="P7"/>
            <text:p text:style-name="P7"><text:soft-page-break/>или</text:p>
            <text:p text:style-name="P7"/>
            <text:p text:style-name="P7">Значение из справочника <text:span text:style-name="T3">SPRAV (Makets.dbf), </text:span>если такой справочник существует<text:change-end text:change-id="ct296231176"/></text:p>
          </table:table-cell>
        </table:table-row>
        <table:table-row>
          <table:table-cell table:style-name="Таблица4.B2" office:value-type="string">
            <text:list xml:id="list38314376" text:continue-numbering="true" text:style-name="Numbering_20_2">
              <text:list-item>
                <text:p text:style-name="P15"/>
              </text:list-item>
            </text:list>
          </table:table-cell>
          <table:table-cell table:style-name="Таблица4.B2" office:value-type="string">
            <text:p text:style-name="P6"><text:change-start text:change-id="ct296231800"/>N<text:span text:style-name="T1">4</text:span><text:change-end text:change-id="ct296231800"/></text:p>
          </table:table-cell>
          <table:table-cell table:style-name="Таблица4.B2" office:value-type="string">
            <text:p text:style-name="P7"><text:change-start text:change-id="ct296231904"/><text:span text:style-name="T1">Значение поля </text:span><text:span text:style-name="T3">NAME </text:span><text:span text:style-name="T1">из </text:span><text:span text:style-name="T3">Makets.dbf, </text:span><text:span text:style-name="T1">где </text:span><text:span text:style-name="T3">FIELD='N4' </text:span><text:span text:style-name="T1">и </text:span><text:span text:style-name="T3">MAKET=X</text:span><text:change-end text:change-id="ct296231904"/></text:p>
          </table:table-cell>
          <table:table-cell table:style-name="Таблица4.D3" office:value-type="string">
            <text:p text:style-name="P6"><text:change-start text:change-id="ct296232008"/>N<text:span text:style-name="T1">4</text:span> (Phl3.dbf), <text:span text:style-name="T1">если значение </text:span>SPRAV (Makets.dbf) <text:span text:style-name="T1">пусто</text:span></text:p>
            <text:p text:style-name="P7"/>
            <text:p text:style-name="P7">или</text:p>
            <text:p text:style-name="P7"/>
            <text:p text:style-name="P7">Значение из справочника <text:span text:style-name="T3">SPRAV (Makets.dbf), </text:span>если такой справочник существует<text:change-end text:change-id="ct296232008"/></text:p>
          </table:table-cell>
        </table:table-row>
        <table:table-row>
          <table:table-cell table:style-name="Таблица4.B2" office:value-type="string">
            <text:list xml:id="list38322733" text:continue-numbering="true" text:style-name="Numbering_20_2">
              <text:list-item>
                <text:p text:style-name="P15"/>
              </text:list-item>
            </text:list>
          </table:table-cell>
          <table:table-cell table:style-name="Таблица4.B2" office:value-type="string">
            <text:p text:style-name="P6"><text:change-start text:change-id="ct296232112"/>N<text:span text:style-name="T1">5</text:span><text:change-end text:change-id="ct296232112"/></text:p>
          </table:table-cell>
          <table:table-cell table:style-name="Таблица4.B2" office:value-type="string">
            <text:p text:style-name="P7"><text:change-start text:change-id="ct296232736"/><text:span text:style-name="T1">Значение поля </text:span><text:span text:style-name="T3">NAME </text:span><text:span text:style-name="T1">из </text:span><text:span text:style-name="T3">Makets.dbf, </text:span><text:span text:style-name="T1">где </text:span><text:span text:style-name="T3">FIELD='N5' </text:span><text:span text:style-name="T1">и </text:span><text:span text:style-name="T3">MAKET=X</text:span><text:change-end text:change-id="ct296232736"/></text:p>
          </table:table-cell>
          <table:table-cell table:style-name="Таблица4.D3" office:value-type="string">
            <text:p text:style-name="P6"><text:change-start text:change-id="ct296232320"/>N<text:span text:style-name="T1">5</text:span> (Phl3.dbf), <text:span text:style-name="T1">если значение </text:span>SPRAV (Makets.dbf) <text:span text:style-name="T1">пусто</text:span></text:p>
            <text:p text:style-name="P7"/>
            <text:p text:style-name="P7">или</text:p>
            <text:p text:style-name="P7"/>
            <text:p text:style-name="P7">Значение из справочника <text:span text:style-name="T3">SPRAV (Makets.dbf), </text:span>если такой справочник существует<text:change-end text:change-id="ct296232320"/></text:p>
          </table:table-cell>
        </table:table-row>
        <table:table-row>
          <table:table-cell table:style-name="Таблица4.B2" office:value-type="string">
            <text:list xml:id="list38298947" text:continue-numbering="true" text:style-name="Numbering_20_2">
              <text:list-item>
                <text:p text:style-name="P15"/>
              </text:list-item>
            </text:list>
          </table:table-cell>
          <table:table-cell table:style-name="Таблица4.B2" office:value-type="string">
            <text:p text:style-name="P6"><text:change-start text:change-id="ct296232424"/>N<text:span text:style-name="T1">6</text:span><text:change-end text:change-id="ct296232424"/></text:p>
          </table:table-cell>
          <table:table-cell table:style-name="Таблица4.B2" office:value-type="string">
            <text:p text:style-name="P7"><text:change-start text:change-id="ct296232528"/><text:span text:style-name="T1">Значение поля </text:span><text:span text:style-name="T3">NAME </text:span><text:span text:style-name="T1">из </text:span><text:span text:style-name="T3">Makets.dbf, </text:span><text:span text:style-name="T1">где </text:span><text:span text:style-name="T3">FIELD='N6' </text:span><text:span text:style-name="T1">и </text:span><text:span text:style-name="T3">MAKET=X</text:span><text:change-end text:change-id="ct296232528"/></text:p>
          </table:table-cell>
          <table:table-cell table:style-name="Таблица4.D3" office:value-type="string">
            <text:p text:style-name="P6"><text:change-start text:change-id="ct296234920"/>N<text:span text:style-name="T1">6</text:span> (Phl3.dbf), <text:span text:style-name="T1">если значение </text:span>SPRAV (Makets.dbf) <text:span text:style-name="T1">пусто</text:span></text:p>
            <text:p text:style-name="P7"/>
            <text:p text:style-name="P7">или</text:p>
            <text:p text:style-name="P7"/>
            <text:p text:style-name="P7">Значение из справочника <text:span text:style-name="T3">SPRAV (Makets.dbf), </text:span>если такой справочник существует<text:change-end text:change-id="ct296234920"/></text:p>
          </table:table-cell>
        </table:table-row>
        <table:table-row>
          <table:table-cell table:style-name="Таблица4.B2" office:value-type="string">
            <text:list xml:id="list38323050" text:continue-numbering="true" text:style-name="Numbering_20_2">
              <text:list-item>
                <text:p text:style-name="P15"/>
              </text:list-item>
            </text:list>
          </table:table-cell>
          <table:table-cell table:style-name="Таблица4.B2" office:value-type="string">
            <text:p text:style-name="P6"><text:change-start text:change-id="ct296234608"/>N<text:span text:style-name="T1">7</text:span><text:change-end text:change-id="ct296234608"/></text:p>
          </table:table-cell>
          <table:table-cell table:style-name="Таблица4.B2" office:value-type="string">
            <text:p text:style-name="P7"><text:change-start text:change-id="ct296234400"/><text:span text:style-name="T1">Значение поля </text:span><text:span text:style-name="T3">NAME </text:span><text:span text:style-name="T1">из </text:span><text:span text:style-name="T3">Makets.dbf, </text:span><text:span text:style-name="T1">где </text:span><text:span text:style-name="T3">FIELD='N7' </text:span><text:span text:style-name="T1">и </text:span><text:span text:style-name="T3">MAKET=X</text:span><text:change-end text:change-id="ct296234400"/></text:p>
          </table:table-cell>
          <table:table-cell table:style-name="Таблица4.D3" office:value-type="string">
            <text:p text:style-name="P6"><text:change-start text:change-id="ct296234504"/>N<text:span text:style-name="T1">7</text:span> (Phl3.dbf), <text:span text:style-name="T1">если значение </text:span>SPRAV (Makets.dbf) <text:span text:style-name="T1">пусто</text:span></text:p>
            <text:p text:style-name="P7"/>
            <text:p text:style-name="P7">или</text:p>
            <text:p text:style-name="P7"/>
            <text:p text:style-name="P7">Значение из справочника <text:span text:style-name="T3">SPRAV (Makets.dbf), </text:span>если <text:soft-page-break/>такой справочник существует<text:change-end text:change-id="ct296234504"/></text:p>
          </table:table-cell>
        </table:table-row>
        <table:table-row>
          <table:table-cell table:style-name="Таблица4.B2" office:value-type="string">
            <text:list xml:id="list38309747" text:continue-numbering="true" text:style-name="Numbering_20_2">
              <text:list-item>
                <text:p text:style-name="P15"/>
              </text:list-item>
            </text:list>
          </table:table-cell>
          <table:table-cell table:style-name="Таблица4.B2" office:value-type="string">
            <text:p text:style-name="P6"><text:change-start text:change-id="ct296234712"/>N<text:change-end text:change-id="ct296234712"/><text:change-start text:change-id="ct296234296"/><text:span text:style-name="T1">8</text:span><text:change-end text:change-id="ct296234296"/></text:p>
          </table:table-cell>
          <table:table-cell table:style-name="Таблица4.B2" office:value-type="string">
            <text:p text:style-name="P7"><text:change-start text:change-id="ct296234816"/><text:span text:style-name="T1">Значение поля </text:span><text:span text:style-name="T3">NAME </text:span><text:span text:style-name="T1">из </text:span><text:span text:style-name="T3">Makets.dbf, </text:span><text:span text:style-name="T1">где </text:span><text:span text:style-name="T3">FIELD='N8' </text:span><text:span text:style-name="T1">и </text:span><text:span text:style-name="T3">MAKET=X</text:span><text:change-end text:change-id="ct296234816"/></text:p>
          </table:table-cell>
          <table:table-cell table:style-name="Таблица4.D3" office:value-type="string">
            <text:p text:style-name="P6"><text:change-start text:change-id="ct160978640"/>N<text:span text:style-name="T1">8</text:span> (Phl3.dbf), <text:span text:style-name="T1">если значение </text:span>SPRAV (Makets.dbf) <text:span text:style-name="T1">пусто</text:span></text:p>
            <text:p text:style-name="P7"/>
            <text:p text:style-name="P7">или</text:p>
            <text:p text:style-name="P7"/>
            <text:p text:style-name="P7">Значение из справочника <text:span text:style-name="T3">SPRAV (Makets.dbf), </text:span>если такой справочник существует<text:change-end text:change-id="ct160978640"/></text:p>
          </table:table-cell>
        </table:table-row>
      </table:table>
      <text:p text:style-name="P10"><text:change-start text:change-id="ct160978120"/></text:p>
      <text:p text:style-name="P10"><text:change-end text:change-id="ct160978120"/><text:change-start text:change-id="ct160979264"/></text:p>
      <text:p text:style-name="Standard"><text:span text:style-name="T1">Таблица 4. Перечень полей таблица </text:span><text:span text:style-name="T3">aliases</text:span></text:p>
      <table:table table:name="Таблица5" table:style-name="Таблица5">
        <table:table-column table:style-name="Таблица5.A" table:number-columns-repeated="3"/>
        <table:table-row>
          <table:table-cell table:style-name="Таблица5.A1" office:value-type="string">
            <text:p text:style-name="Table_20_Heading">Атрибут</text:p>
          </table:table-cell>
          <table:table-cell table:style-name="Таблица5.A1" office:value-type="string">
            <text:p text:style-name="Table_20_Heading">Псевдоним</text:p>
          </table:table-cell>
          <table:table-cell table:style-name="Таблица5.C1" office:value-type="string">
            <text:p text:style-name="P8">Значение</text:p>
          </table:table-cell>
        </table:table-row>
        <table:table-row>
          <table:table-cell table:style-name="Таблица5.A2" office:value-type="string">
            <text:p text:style-name="P6">table_name</text:p>
          </table:table-cell>
          <table:table-cell table:style-name="Таблица5.A2" office:value-type="string">
            <text:p text:style-name="P7">Имя таблицы</text:p>
          </table:table-cell>
          <table:table-cell table:style-name="Таблица5.C2" office:value-type="string">
            <text:p text:style-name="P7">Имена таблиц из текущей БД</text:p>
          </table:table-cell>
        </table:table-row>
        <table:table-row>
          <table:table-cell table:style-name="Таблица5.A2" office:value-type="string">
            <text:p text:style-name="P6">filed_name</text:p>
          </table:table-cell>
          <table:table-cell table:style-name="Таблица5.A2" office:value-type="string">
            <text:p text:style-name="P7">Имя поля</text:p>
          </table:table-cell>
          <table:table-cell table:style-name="Таблица5.C2" office:value-type="string">
            <text:p text:style-name="Table_20_Contents">Поле в таблице<text:line-break/><text:span text:style-name="T3">NULL </text:span><text:span text:style-name="T1">если это псевдоним для имени таблицы</text:span></text:p>
          </table:table-cell>
        </table:table-row>
        <table:table-row>
          <table:table-cell table:style-name="Таблица5.A2" office:value-type="string">
            <text:p text:style-name="P6">alias</text:p>
          </table:table-cell>
          <table:table-cell table:style-name="Таблица5.A2" office:value-type="string">
            <text:p text:style-name="P7">Псевдоним</text:p>
          </table:table-cell>
          <table:table-cell table:style-name="Таблица5.C2" office:value-type="string">
            <text:p text:style-name="Table_20_Contents">Из справочника <text:span text:style-name="T3">Fields.dbf </text:span><text:span text:style-name="T1">и </text:span><text:span text:style-name="T3">Makets.dbf</text:span></text:p>
          </table:table-cell>
        </table:table-row>
      </table:table>
      <text:p text:style-name="P9"/>
      <text:p text:style-name="P9"><text:change-end text:change-id="ct160979264"/><text:change-start text:change-id="ct160980720"/></text:p>
      <text:p text:style-name="Standard"><text:change-end text:change-id="ct160980720"/><text:span text:style-name="T1">Таблица </text:span><text:change-start text:change-id="ct160980928"/><text:span text:style-name="T3">5</text:span><text:change-end text:change-id="ct160980928"/><text:change text:change-id="ct160979056"/><text:span text:style-name="T1">. Перечень полей слоя </text:span><text:span text:style-name="T3">kvr_plg</text:span></text:p>
      <text:p text:style-name="P9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header-rows>
          <table:table-row>
            <table:table-cell table:style-name="Таблица3.A1" table:number-rows-spanned="2" office:value-type="string">
              <text:p text:style-name="Table_20_Heading"/>
            </table:table-cell>
            <table:table-cell table:style-name="Таблица3.A1" table:number-rows-spanned="2" office:value-type="string">
              <text:p text:style-name="Table_20_Heading">Атрибут</text:p>
            </table:table-cell>
            <table:table-cell table:style-name="Таблица3.A1" table:number-rows-spanned="2" office:value-type="string">
              <text:p text:style-name="Table_20_Heading"><text:change text:change-id="ct160979368"/><text:change-start text:change-id="ct160980408"/>Псевдоним<text:change-end text:change-id="ct160980408"/></text:p>
            </table:table-cell>
            <table:table-cell table:style-name="Таблица3.A1" table:number-rows-spanned="2" office:value-type="string">
              <text:p text:style-name="P8">Значение</text:p>
            </table:table-cell>
          </table:table-row>
          <table:table-row table:style-name="Таблица3.2"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Таблица3.A3" office:value-type="string">
            <text:list xml:id="list38306267" text:continue-list="list38309747" text:style-name="Numbering_20_2">
              <text:list-item text:start-value="1">
                <text:p text:style-name="P15"/>
              </text:list-item>
            </text:list>
          </table:table-cell>
          <table:table-cell table:style-name="Таблица3.A3" office:value-type="string">
            <text:p text:style-name="P1"><text:span text:style-name="T5">NOMKVR</text:span> </text:p>
          </table:table-cell>
          <table:table-cell table:style-name="Таблица3.A3" office:value-type="string">
            <text:p text:style-name="P1"><text:span text:style-name="T1">Н</text:span>омер квартала</text:p>
          </table:table-cell>
          <table:table-cell table:style-name="Таблица3.A3" office:value-type="string">
            <text:p text:style-name="Table_20_Contents"/>
          </table:table-cell>
        </table:table-row>
        <table:table-row>
          <table:table-cell table:style-name="Таблица3.A3" office:value-type="string">
            <text:list xml:id="list38324558" text:continue-numbering="true" text:style-name="Numbering_20_2">
              <text:list-item>
                <text:p text:style-name="P15"/>
              </text:list-item>
            </text:list>
          </table:table-cell>
          <table:table-cell table:style-name="Таблица3.A3" office:value-type="string">
            <text:p text:style-name="P2">PLSKVR</text:p>
          </table:table-cell>
          <table:table-cell table:style-name="Таблица3.A3" office:value-type="string">
            <text:p text:style-name="P3">Площадь квартала</text:p>
          </table:table-cell>
          <table:table-cell table:style-name="Таблица3.A3" office:value-type="string">
            <text:p text:style-name="P1">Суммарная площадь всех выделов, входящих в состав квартала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Arial3" svg:font-family="Arial" style:font-family-generic="swiss"/>
    <style:font-face style:name="Times New Roman" svg:font-family="'Times New Roman'" style:font-family-generic="roman" style:font-pitch="variable"/>
    <style:font-face style:name="Times New Roman1" svg:font-family="'Times New Roman'" style:font-adornments="Курсив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>
      <style:text-properties fo:language="en" fo:country="U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lexander Lisovenko</meta:initial-creator>
    <meta:creation-date>2015-12-15T11:19:26.48</meta:creation-date>
    <dc:date>2016-01-15T18:13:35.54</dc:date>
    <dc:creator>Alexander Lisovenko</dc:creator>
    <meta:editing-duration>PT5H2M15S</meta:editing-duration>
    <meta:editing-cycles>21</meta:editing-cycles>
    <meta:generator>OpenOffice/4.1.2$Win32 OpenOffice.org_project/412m3$Build-9782</meta:generator>
    <meta:document-statistic meta:table-count="5" meta:image-count="0" meta:object-count="0" meta:page-count="7" meta:paragraph-count="306" meta:word-count="853" meta:character-count="5945"/>
  </office:meta>
</office:document-meta>
</file>